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612cm"/>
    </style:style>
    <style:style style:name="co14" style:family="table-column">
      <style:table-column-properties fo:break-before="auto" style:column-width="13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map style:condition="is-true-formula(ISODD(ROW()))" style:apply-style-name="gri" style:base-cell-address="'Final Standings'.A1"/>
    </style:style>
    <style:style style:name="ce4" style:family="table-cell" style:parent-style-name="Default">
      <style:table-cell-properties fo:background-color="#ffffa6"/>
      <style:map style:condition="is-true-formula(ISODD(ROW()))" style:apply-style-name="gri" style:base-cell-address="'Final Standings'.A1"/>
    </style:style>
    <style:style style:name="ce7" style:family="table-cell" style:parent-style-name="Default">
      <style:table-cell-properties fo:background-color="#b4c7dc"/>
      <style:map style:condition="is-true-formula(ISODD(ROW()))" style:apply-style-name="gri" style:base-cell-address="'Final Standings'.A1"/>
    </style:style>
    <style:style style:name="ce8" style:family="table-cell" style:parent-style-name="Default">
      <style:table-cell-properties fo:background-color="#bf9b8c"/>
      <style:map style:condition="is-true-formula(ISODD(ROW()))" style:apply-style-name="gri" style:base-cell-address="'Final Standings'.A1"/>
    </style:style>
    <style:style style:name="ce1" style:family="table-cell" style:parent-style-name="Default">
      <style:map style:condition="is-true-formula(ISODD(ROW()))" style:apply-style-name="gri" style:base-cell-address="'Final Standings'.A1"/>
    </style:style>
    <style:style style:name="ce126" style:family="table-cell" style:parent-style-name="Good">
      <style:map style:condition="is-true-formula(ISODD(ROW()))" style:apply-style-name="gri" style:base-cell-address="'Final Standings'.A1"/>
    </style:style>
    <style:style style:name="ce11" style:family="table-cell" style:parent-style-name="Default" style:data-style-name="N4">
      <style:map style:condition="is-true-formula(ISODD(ROW()))" style:apply-style-name="gri" style:base-cell-address="'Final Standings'.A1"/>
    </style:style>
    <style:style style:name="ce128" style:family="table-cell" style:parent-style-name="Default" style:data-style-name="N4">
      <style:table-cell-properties fo:background-color="#ffffa6"/>
      <style:map style:condition="is-true-formula(ISODD(ROW()))" style:apply-style-name="gri" style:base-cell-address="'Final Standings'.A1"/>
    </style:style>
    <style:style style:name="ce130" style:family="table-cell" style:parent-style-name="Default" style:data-style-name="N4">
      <style:table-cell-properties fo:background-color="#b4c7dc"/>
      <style:map style:condition="is-true-formula(ISODD(ROW()))" style:apply-style-name="gri" style:base-cell-address="'Final Standings'.A1"/>
    </style:style>
    <style:style style:name="ce131" style:family="table-cell" style:parent-style-name="Default" style:data-style-name="N4">
      <style:table-cell-properties fo:background-color="#bf9b8c"/>
      <style:map style:condition="is-true-formula(ISODD(ROW()))" style:apply-style-name="gri" style:base-cell-address="'Final Standings'.A1"/>
    </style:style>
    <style:style style:name="ce127" style:family="table-cell" style:parent-style-name="Default" style:data-style-name="N4">
      <style:map style:condition="is-true-formula(ISODD(ROW()))" style:apply-style-name="gri" style:base-cell-address="'Final Standings'.A1"/>
    </style:style>
    <style:style style:name="ce133" style:family="table-cell" style:parent-style-name="Good" style:data-style-name="N4">
      <style:map style:condition="is-true-formula(ISODD(ROW()))" style:apply-style-name="gri" style:base-cell-address="'Final Standings'.A1"/>
    </style:style>
    <style:style style:name="ce134" style:family="table-cell" style:parent-style-name="Good" style:data-style-name="N4">
      <style:text-properties style:font-weight-asian="bold" style:font-weight-complex="bold"/>
      <style:map style:condition="is-true-formula(ISODD(ROW()))" style:apply-style-name="gri" style:base-cell-address="'Final Standings'.A1"/>
    </style:style>
    <style:style style:name="ce18" style:family="table-cell" style:parent-style-name="Default" style:data-style-name="N4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6" style:family="table-cell" style:parent-style-name="Default" style:data-style-name="N4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8" style:family="table-cell" style:parent-style-name="Default" style:data-style-name="N4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9" style:family="table-cell" style:parent-style-name="Default" style:data-style-name="N4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35" style:family="table-cell" style:parent-style-name="Default" style:data-style-name="N4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41" style:family="table-cell" style:parent-style-name="Default" style:data-style-name="N4">
      <style:table-cell-properties fo:background-color="#bf9b8c"/>
      <style:text-properties style:text-underline-style="none"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24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43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2"/>
    </style:style>
    <style:style style:name="ce144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3"/>
    </style:style>
    <style:style style:name="ce145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4"/>
    </style:style>
    <style:style style:name="ce146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5"/>
    </style:style>
    <style:style style:name="ce147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6"/>
    </style:style>
    <style:style style:name="ce148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7"/>
    </style:style>
    <style:style style:name="ce149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8"/>
    </style:style>
    <style:style style:name="ce150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9"/>
    </style:style>
    <style:style style:name="ce151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0"/>
    </style:style>
    <style:style style:name="ce152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1"/>
    </style:style>
    <style:style style:name="ce153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2"/>
    </style:style>
    <style:style style:name="ce154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3"/>
    </style:style>
    <style:style style:name="ce155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4"/>
    </style:style>
    <style:style style:name="ce156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5"/>
    </style:style>
    <style:style style:name="ce157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6"/>
    </style:style>
    <style:style style:name="ce158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7"/>
    </style:style>
    <style:style style:name="ce159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M18"/>
    </style:style>
    <style:style style:name="ce16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6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0"/>
    </style:style>
    <style:style style:name="ce16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1"/>
    </style:style>
    <style:style style:name="ce16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2"/>
    </style:style>
    <style:style style:name="ce164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3"/>
    </style:style>
    <style:style style:name="ce165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4"/>
    </style:style>
    <style:style style:name="ce166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5"/>
    </style:style>
    <style:style style:name="ce167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6"/>
    </style:style>
    <style:style style:name="ce168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7"/>
    </style:style>
    <style:style style:name="ce169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8"/>
    </style:style>
    <style:style style:name="ce17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29"/>
    </style:style>
    <style:style style:name="ce17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0"/>
    </style:style>
    <style:style style:name="ce17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1"/>
    </style:style>
    <style:style style:name="ce17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2"/>
    </style:style>
    <style:style style:name="ce174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3"/>
    </style:style>
    <style:style style:name="ce175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4"/>
    </style:style>
    <style:style style:name="ce176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5"/>
    </style:style>
    <style:style style:name="ce177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6"/>
    </style:style>
    <style:style style:name="ce178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7"/>
    </style:style>
    <style:style style:name="ce179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8"/>
    </style:style>
    <style:style style:name="ce18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39"/>
    </style:style>
    <style:style style:name="ce18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0"/>
    </style:style>
    <style:style style:name="ce18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1"/>
    </style:style>
    <style:style style:name="ce18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2"/>
    </style:style>
    <style:style style:name="ce184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3"/>
    </style:style>
    <style:style style:name="ce185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4"/>
    </style:style>
    <style:style style:name="ce186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5"/>
    </style:style>
    <style:style style:name="ce187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6"/>
    </style:style>
    <style:style style:name="ce188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7"/>
    </style:style>
    <style:style style:name="ce189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8"/>
    </style:style>
    <style:style style:name="ce190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49"/>
    </style:style>
    <style:style style:name="ce191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50"/>
    </style:style>
    <style:style style:name="ce192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51"/>
    </style:style>
    <style:style style:name="ce193" style:family="table-cell" style:parent-style-name="Default">
      <style:table-cell-properties fo:background-color="#b4c7dc"/>
      <style:text-properties fo:font-weight="bold" style:font-weight-asian="bold" style:font-weight-complex="bold"/>
      <style:map style:condition="is-true-formula(ISODD(ROW()))" style:apply-style-name="gri" style:base-cell-address="'Final Standings'.M52"/>
    </style:style>
    <style:style style:name="ce19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19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5"/>
    </style:style>
    <style:style style:name="ce19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6"/>
    </style:style>
    <style:style style:name="ce19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7"/>
    </style:style>
    <style:style style:name="ce19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8"/>
    </style:style>
    <style:style style:name="ce19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59"/>
    </style:style>
    <style:style style:name="ce20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0"/>
    </style:style>
    <style:style style:name="ce20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1"/>
    </style:style>
    <style:style style:name="ce20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2"/>
    </style:style>
    <style:style style:name="ce20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3"/>
    </style:style>
    <style:style style:name="ce20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4"/>
    </style:style>
    <style:style style:name="ce20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5"/>
    </style:style>
    <style:style style:name="ce20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6"/>
    </style:style>
    <style:style style:name="ce20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7"/>
    </style:style>
    <style:style style:name="ce20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8"/>
    </style:style>
    <style:style style:name="ce20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69"/>
    </style:style>
    <style:style style:name="ce21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0"/>
    </style:style>
    <style:style style:name="ce21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1"/>
    </style:style>
    <style:style style:name="ce21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2"/>
    </style:style>
    <style:style style:name="ce21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3"/>
    </style:style>
    <style:style style:name="ce21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4"/>
    </style:style>
    <style:style style:name="ce21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5"/>
    </style:style>
    <style:style style:name="ce21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6"/>
    </style:style>
    <style:style style:name="ce21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7"/>
    </style:style>
    <style:style style:name="ce21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8"/>
    </style:style>
    <style:style style:name="ce21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79"/>
    </style:style>
    <style:style style:name="ce22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0"/>
    </style:style>
    <style:style style:name="ce22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1"/>
    </style:style>
    <style:style style:name="ce22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2"/>
    </style:style>
    <style:style style:name="ce22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3"/>
    </style:style>
    <style:style style:name="ce22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4"/>
    </style:style>
    <style:style style:name="ce22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5"/>
    </style:style>
    <style:style style:name="ce22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6"/>
    </style:style>
    <style:style style:name="ce22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7"/>
    </style:style>
    <style:style style:name="ce22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8"/>
    </style:style>
    <style:style style:name="ce22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89"/>
    </style:style>
    <style:style style:name="ce23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0"/>
    </style:style>
    <style:style style:name="ce23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1"/>
    </style:style>
    <style:style style:name="ce23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2"/>
    </style:style>
    <style:style style:name="ce233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3"/>
    </style:style>
    <style:style style:name="ce234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4"/>
    </style:style>
    <style:style style:name="ce235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5"/>
    </style:style>
    <style:style style:name="ce236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6"/>
    </style:style>
    <style:style style:name="ce237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7"/>
    </style:style>
    <style:style style:name="ce238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8"/>
    </style:style>
    <style:style style:name="ce239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99"/>
    </style:style>
    <style:style style:name="ce240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100"/>
    </style:style>
    <style:style style:name="ce241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101"/>
    </style:style>
    <style:style style:name="ce242" style:family="table-cell" style:parent-style-name="Default">
      <style:table-cell-properties fo:background-color="#bf9b8c"/>
      <style:text-properties fo:font-weight="bold" style:font-weight-asian="bold" style:font-weight-complex="bold"/>
      <style:map style:condition="is-true-formula(ISODD(ROW()))" style:apply-style-name="gri" style:base-cell-address="'Final Standings'.M102"/>
    </style:style>
    <style:style style:name="ce142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  <style:style style:name="ce244" style:family="table-cell" style:parent-style-name="Good">
      <style:text-properties style:font-weight-asian="bold" style:font-weight-complex="bold"/>
      <style:map style:condition="is-true-formula(ISODD(ROW()))" style:apply-style-name="gri" style:base-cell-address="'Final Standings'.A1"/>
    </style:style>
    <style:style style:name="ce113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6"/>
    </style:style>
    <style:style style:name="ce114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7"/>
    </style:style>
    <style:style style:name="ce115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8"/>
    </style:style>
    <style:style style:name="ce116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89"/>
    </style:style>
    <style:style style:name="ce117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0"/>
    </style:style>
    <style:style style:name="ce118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1"/>
    </style:style>
    <style:style style:name="ce119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2"/>
    </style:style>
    <style:style style:name="ce120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3"/>
    </style:style>
    <style:style style:name="ce121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4"/>
    </style:style>
    <style:style style:name="ce122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5"/>
    </style:style>
    <style:style style:name="ce123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6"/>
    </style:style>
    <style:style style:name="ce124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7"/>
    </style:style>
    <style:style style:name="ce125" style:family="table-cell" style:parent-style-name="Default">
      <style:text-properties fo:font-weight="bold" style:font-weight-asian="bold" style:font-weight-complex="bold"/>
      <style:map style:condition="is-true-formula(ISODD(ROW()))" style:apply-style-name="gri" style:base-cell-address="'Final Standings'.M198"/>
    </style:style>
    <style:style style:name="ce260" style:family="table-cell" style:parent-style-name="Default">
      <style:table-cell-properties fo:background-color="#ffffa6"/>
      <style:text-properties fo:font-weight="bold" style:font-weight-asian="bold" style:font-weight-complex="bold"/>
      <style:map style:condition="is-true-formula(ISODD(ROW()))" style:apply-style-name="gri" style:base-cell-address="'Final Standings'.A1"/>
    </style:style>
  </office:automatic-styles>
  <office:body>
    <office:spreadsheet>
      <table:calculation-settings table:automatic-find-labels="false" table:use-regular-expressions="false" table:use-wildcards="true"/>
      <table:table table:name="Final Standing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27"/>
        <table:table-column table:style-name="co5" table:default-cell-style-name="ce127"/>
        <table:table-column table:style-name="co6" table:default-cell-style-name="ce127"/>
        <table:table-column table:style-name="co7" table:default-cell-style-name="ce135"/>
        <table:table-column table:style-name="co8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35"/>
        <table:table-column table:style-name="co12" table:default-cell-style-name="ce135"/>
        <table:table-column table:style-name="co13" table:default-cell-style-name="ce142"/>
        <table:table-column table:style-name="co14" table:default-cell-style-name="ce1"/>
        <table:table-column table:style-name="co12" table:number-columns-repeated="1010" table:default-cell-style-name="ce1"/>
        <table:table-row table:style-name="ro1"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Team</text:p>
          </table:table-cell>
          <table:table-cell table:style-name="ce11" office:value-type="string" calcext:value-type="string">
            <text:p>Floppy</text:p>
          </table:table-cell>
          <table:table-cell table:style-name="ce11" office:value-type="string" calcext:value-type="string">
            <text:p>Brperm</text:p>
          </table:table-cell>
          <table:table-cell table:style-name="ce11" office:value-type="string" calcext:value-type="string">
            <text:p>Peru</text:p>
          </table:table-cell>
          <table:table-cell table:style-name="ce18" office:value-type="string" calcext:value-type="string">
            <text:p>Day 1</text:p>
          </table:table-cell>
          <table:table-cell table:style-name="ce11" office:value-type="string" calcext:value-type="string">
            <text:p>SumZero</text:p>
          </table:table-cell>
          <table:table-cell table:style-name="ce11" office:value-type="string" calcext:value-type="string">
            <text:p>NiceLines</text:p>
          </table:table-cell>
          <table:table-cell table:style-name="ce11" office:value-type="string" calcext:value-type="string">
            <text:p>Arboras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Total</text:p>
          </table:table-cell>
          <table:table-cell table:style-name="ce24" office:value-type="string" calcext:value-type="string">
            <text:p>Awar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string" calcext:value-type="string">
            <text:p>lendvaj-c30</text:p>
          </table:table-cell>
          <table:table-cell table:style-name="ce4" office:value-type="string" calcext:value-type="string">
            <text:p>Dorijan Lendvaj</text:p>
          </table:table-cell>
          <table:table-cell table:style-name="ce4" office:value-type="string" calcext:value-type="string">
            <text:p>Croatia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93.73" calcext:value-type="float">
            <text:p>93.73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93.73" calcext:value-type="float">
            <text:p>293.73</text:p>
          </table:table-cell>
          <table:table-cell table:style-name="ce136" table:formula="of:=[.G2]+[.K2]" office:value-type="float" office:value="542.73" calcext:value-type="float">
            <text:p>542.73</text:p>
          </table:table-cell>
          <table:table-cell table:style-name="ce143" office:value-type="string" calcext:value-type="string">
            <text:p>GOLD</text:p>
          </table:table-cell>
          <table:table-cell table:style-name="ce260" office:value-type="string" calcext:value-type="string">
            <text:p>WINNER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 calcext:value-type="string">
            <text:p>sadovnichii-d43</text:p>
          </table:table-cell>
          <table:table-cell table:style-name="ce4" office:value-type="string" calcext:value-type="string">
            <text:p>Anton Sadovnichii</text:p>
          </table:table-cell>
          <table:table-cell table:style-name="ce4" office:value-type="string" calcext:value-type="string">
            <text:p>Russia 1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85.04" calcext:value-type="float">
            <text:p>85.04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85.04" calcext:value-type="float">
            <text:p>285.04</text:p>
          </table:table-cell>
          <table:table-cell table:style-name="ce136" table:formula="of:=[.G3]+[.K3]" office:value-type="float" office:value="534.04" calcext:value-type="float">
            <text:p>534.04</text:p>
          </table:table-cell>
          <table:table-cell table:style-name="ce144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uchianov-ae9</text:p>
          </table:table-cell>
          <table:table-cell table:style-name="ce4" office:value-type="string" calcext:value-type="string">
            <text:p>Alexandru Luchianov</text:p>
          </table:table-cell>
          <table:table-cell table:style-name="ce4" office:value-type="string" calcext:value-type="string">
            <text:p>Romania 1</text:p>
          </table:table-cell>
          <table:table-cell table:number-columns-repeated="3" table:style-name="ce128" office:value-type="float" office:value="100" calcext:value-type="float">
            <text:p>100.00</text:p>
          </table:table-cell>
          <table:table-cell table:style-name="ce136" office:value-type="float" office:value="300" calcext:value-type="float">
            <text:p>300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11" calcext:value-type="float">
            <text:p>211.00</text:p>
          </table:table-cell>
          <table:table-cell table:style-name="ce136" table:formula="of:=[.G4]+[.K4]" office:value-type="float" office:value="511" calcext:value-type="float">
            <text:p>511.00</text:p>
          </table:table-cell>
          <table:table-cell table:style-name="ce145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usachev-e5e</text:p>
          </table:table-cell>
          <table:table-cell table:style-name="ce4" office:value-type="string" calcext:value-type="string">
            <text:p>Danila Usachev</text:p>
          </table:table-cell>
          <table:table-cell table:style-name="ce4" office:value-type="string" calcext:value-type="string">
            <text:p>Russia 2</text:p>
          </table:table-cell>
          <table:table-cell table:number-columns-repeated="3" table:style-name="ce128" office:value-type="float" office:value="100" calcext:value-type="float">
            <text:p>100.00</text:p>
          </table:table-cell>
          <table:table-cell table:style-name="ce136" office:value-type="float" office:value="300" calcext:value-type="float">
            <text:p>300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11" calcext:value-type="float">
            <text:p>211.00</text:p>
          </table:table-cell>
          <table:table-cell table:style-name="ce136" table:formula="of:=[.G5]+[.K5]" office:value-type="float" office:value="511" calcext:value-type="float">
            <text:p>511.00</text:p>
          </table:table-cell>
          <table:table-cell table:style-name="ce146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kopchev-e28</text:p>
          </table:table-cell>
          <table:table-cell table:style-name="ce4" office:value-type="string" calcext:value-type="string">
            <text:p>Martin Kopchev</text:p>
          </table:table-cell>
          <table:table-cell table:style-name="ce4" office:value-type="string" calcext:value-type="string">
            <text:p>Bulgaria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24" calcext:value-type="float">
            <text:p>24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24" calcext:value-type="float">
            <text:p>224.00</text:p>
          </table:table-cell>
          <table:table-cell table:style-name="ce136" table:formula="of:=[.G6]+[.K6]" office:value-type="float" office:value="473" calcext:value-type="float">
            <text:p>473.00</text:p>
          </table:table-cell>
          <table:table-cell table:style-name="ce147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erju-verzotti-712</text:p>
          </table:table-cell>
          <table:table-cell table:style-name="ce4" office:value-type="string" calcext:value-type="string">
            <text:p>Luca Perju-Verzotti</text:p>
          </table:table-cell>
          <table:table-cell table:style-name="ce4" office:value-type="string" calcext:value-type="string">
            <text:p>Romania - CNITV 1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11" calcext:value-type="float">
            <text:p>211.00</text:p>
          </table:table-cell>
          <table:table-cell table:style-name="ce136" table:formula="of:=[.G7]+[.K7]" office:value-type="float" office:value="460" calcext:value-type="float">
            <text:p>460.00</text:p>
          </table:table-cell>
          <table:table-cell table:style-name="ce148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klishch-0b2</text:p>
          </table:table-cell>
          <table:table-cell table:style-name="ce4" office:value-type="string" calcext:value-type="string">
            <text:p>Danil Klishch</text:p>
          </table:table-cell>
          <table:table-cell table:style-name="ce4" office:value-type="string" calcext:value-type="string">
            <text:p>Russia - Chelyabinsk 1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85.88" calcext:value-type="float">
            <text:p>85.88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209.88" calcext:value-type="float">
            <text:p>209.88</text:p>
          </table:table-cell>
          <table:table-cell table:style-name="ce136" table:formula="of:=[.G8]+[.K8]" office:value-type="float" office:value="458.88" calcext:value-type="float">
            <text:p>458.88</text:p>
          </table:table-cell>
          <table:table-cell table:style-name="ce149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fedoseev-a1a</text:p>
          </table:table-cell>
          <table:table-cell table:style-name="ce4" office:value-type="string" calcext:value-type="string">
            <text:p>Timofei Fedoseev</text:p>
          </table:table-cell>
          <table:table-cell table:style-name="ce4" office:value-type="string" calcext:value-type="string">
            <text:p>Russia 1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77.41" calcext:value-type="float">
            <text:p>77.41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201.41" calcext:value-type="float">
            <text:p>201.41</text:p>
          </table:table-cell>
          <table:table-cell table:style-name="ce136" table:formula="of:=[.G9]+[.K9]" office:value-type="float" office:value="450.41" calcext:value-type="float">
            <text:p>450.41</text:p>
          </table:table-cell>
          <table:table-cell table:style-name="ce150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musat-c4e</text:p>
          </table:table-cell>
          <table:table-cell table:style-name="ce4" office:value-type="string" calcext:value-type="string">
            <text:p>Tiberiu Ioan Mușat</text:p>
          </table:table-cell>
          <table:table-cell table:style-name="ce4" office:value-type="string" calcext:value-type="string">
            <text:p>Romania - CNITV 1</text:p>
          </table:table-cell>
          <table:table-cell table:number-columns-repeated="3" table:style-name="ce128" office:value-type="float" office:value="100" calcext:value-type="float">
            <text:p>100.00</text:p>
          </table:table-cell>
          <table:table-cell table:style-name="ce136" office:value-type="float" office:value="300" calcext:value-type="float">
            <text:p>300.00</text:p>
          </table:table-cell>
          <table:table-cell table:style-name="ce128" office:value-type="float" office:value="61" calcext:value-type="float">
            <text:p>61.00</text:p>
          </table:table-cell>
          <table:table-cell table:style-name="ce128" office:value-type="float" office:value="86.24" calcext:value-type="float">
            <text:p>86.24</text:p>
          </table:table-cell>
          <table:table-cell table:style-name="ce128" office:value-type="float" office:value="0" calcext:value-type="float">
            <text:p>0.00</text:p>
          </table:table-cell>
          <table:table-cell table:style-name="ce136" office:value-type="float" office:value="147.24" calcext:value-type="float">
            <text:p>147.24</text:p>
          </table:table-cell>
          <table:table-cell table:style-name="ce136" table:formula="of:=[.G10]+[.K10]" office:value-type="float" office:value="447.24" calcext:value-type="float">
            <text:p>447.24</text:p>
          </table:table-cell>
          <table:table-cell table:style-name="ce151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oginov-0a5</text:p>
          </table:table-cell>
          <table:table-cell table:style-name="ce4" office:value-type="string" calcext:value-type="string">
            <text:p>Igor Loginov</text:p>
          </table:table-cell>
          <table:table-cell table:style-name="ce4" office:value-type="string" calcext:value-type="string">
            <text:p>Russia 2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83" calcext:value-type="float">
            <text:p>83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32" calcext:value-type="float">
            <text:p>232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11" calcext:value-type="float">
            <text:p>211.00</text:p>
          </table:table-cell>
          <table:table-cell table:style-name="ce136" table:formula="of:=[.G11]+[.K11]" office:value-type="float" office:value="443" calcext:value-type="float">
            <text:p>443.00</text:p>
          </table:table-cell>
          <table:table-cell table:style-name="ce152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lifar-f5b</text:p>
          </table:table-cell>
          <table:table-cell table:style-name="ce4" office:value-type="string" calcext:value-type="string">
            <text:p>Egor Lifar</text:p>
          </table:table-cell>
          <table:table-cell table:style-name="ce4" office:value-type="string" calcext:value-type="string">
            <text:p>Russia 1</text:p>
          </table:table-cell>
          <table:table-cell table:style-name="ce128" office:value-type="float" office:value="28" calcext:value-type="float">
            <text:p>28.00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36" office:value-type="float" office:value="228" calcext:value-type="float">
            <text:p>228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11" calcext:value-type="float">
            <text:p>211.00</text:p>
          </table:table-cell>
          <table:table-cell table:style-name="ce136" table:formula="of:=[.G12]+[.K12]" office:value-type="float" office:value="439" calcext:value-type="float">
            <text:p>439.00</text:p>
          </table:table-cell>
          <table:table-cell table:style-name="ce153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karpovich-a44</text:p>
          </table:table-cell>
          <table:table-cell table:style-name="ce4" office:value-type="string" calcext:value-type="string">
            <text:p>Evgeny Karpovich</text:p>
          </table:table-cell>
          <table:table-cell table:style-name="ce4" office:value-type="string" calcext:value-type="string">
            <text:p>Russia - Chelyabinsk 1</text:p>
          </table:table-cell>
          <table:table-cell table:style-name="ce128" office:value-type="float" office:value="28" calcext:value-type="float">
            <text:p>28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177" calcext:value-type="float">
            <text:p>177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61.98" calcext:value-type="float">
            <text:p>61.98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36" office:value-type="float" office:value="261.98" calcext:value-type="float">
            <text:p>261.98</text:p>
          </table:table-cell>
          <table:table-cell table:style-name="ce136" table:formula="of:=[.G13]+[.K13]" office:value-type="float" office:value="438.98" calcext:value-type="float">
            <text:p>438.98</text:p>
          </table:table-cell>
          <table:table-cell table:style-name="ce154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avic-0ea</text:p>
          </table:table-cell>
          <table:table-cell table:style-name="ce4" office:value-type="string" calcext:value-type="string">
            <text:p>Patrick Pavić</text:p>
          </table:table-cell>
          <table:table-cell table:style-name="ce4" office:value-type="string" calcext:value-type="string">
            <text:p>Croatia</text:p>
          </table:table-cell>
          <table:table-cell table:number-columns-repeated="3" table:style-name="ce128" office:value-type="float" office:value="100" calcext:value-type="float">
            <text:p>100.00</text:p>
          </table:table-cell>
          <table:table-cell table:style-name="ce136" office:value-type="float" office:value="300" calcext:value-type="float">
            <text:p>300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11" calcext:value-type="float">
            <text:p>11.00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135" calcext:value-type="float">
            <text:p>135.00</text:p>
          </table:table-cell>
          <table:table-cell table:style-name="ce136" table:formula="of:=[.G14]+[.K14]" office:value-type="float" office:value="435" calcext:value-type="float">
            <text:p>435.00</text:p>
          </table:table-cell>
          <table:table-cell table:style-name="ce155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ushakov-19f</text:p>
          </table:table-cell>
          <table:table-cell table:style-name="ce4" office:value-type="string" calcext:value-type="string">
            <text:p>Fedor Ushakov</text:p>
          </table:table-cell>
          <table:table-cell table:style-name="ce4" office:value-type="string" calcext:value-type="string">
            <text:p>Russia 1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61.6" calcext:value-type="float">
            <text:p>61.60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185.6" calcext:value-type="float">
            <text:p>185.60</text:p>
          </table:table-cell>
          <table:table-cell table:style-name="ce136" table:formula="of:=[.G15]+[.K15]" office:value-type="float" office:value="434.6" calcext:value-type="float">
            <text:p>434.60</text:p>
          </table:table-cell>
          <table:table-cell table:style-name="ce156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wald-245</text:p>
          </table:table-cell>
          <table:table-cell table:style-name="ce4" office:value-type="string" calcext:value-type="string">
            <text:p>Almog Wald</text:p>
          </table:table-cell>
          <table:table-cell table:style-name="ce4" office:value-type="string" calcext:value-type="string">
            <text:p>Israel - Team GYWW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61" calcext:value-type="float">
            <text:p>61.00</text:p>
          </table:table-cell>
          <table:table-cell table:style-name="ce136" office:value-type="float" office:value="100" calcext:value-type="float">
            <text:p>100.00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185" calcext:value-type="float">
            <text:p>185.00</text:p>
          </table:table-cell>
          <table:table-cell table:style-name="ce136" table:formula="of:=[.G16]+[.K16]" office:value-type="float" office:value="434" calcext:value-type="float">
            <text:p>434.00</text:p>
          </table:table-cell>
          <table:table-cell table:style-name="ce157" office:value-type="string" calcext:value-type="string">
            <text:p>GOLD</text:p>
          </table:table-cell>
          <table:table-cell table:style-name="ce260" office:value-type="string" calcext:value-type="string">
            <text:p>SPECIAL AWARD – the only contestant who was awarded full credit on NiceLines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 calcext:value-type="string">
            <text:p>huber-54b</text:p>
          </table:table-cell>
          <table:table-cell table:style-name="ce4" office:value-type="string" calcext:value-type="string">
            <text:p>Joël Huber</text:p>
          </table:table-cell>
          <table:table-cell table:style-name="ce4" office:value-type="string" calcext:value-type="string">
            <text:p>Switzerland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83" calcext:value-type="float">
            <text:p>83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32" calcext:value-type="float">
            <text:p>232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74.78" calcext:value-type="float">
            <text:p>74.78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198.78" calcext:value-type="float">
            <text:p>198.78</text:p>
          </table:table-cell>
          <table:table-cell table:style-name="ce136" table:formula="of:=[.G17]+[.K17]" office:value-type="float" office:value="430.78" calcext:value-type="float">
            <text:p>430.78</text:p>
          </table:table-cell>
          <table:table-cell table:style-name="ce158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kozhuharov-067</text:p>
          </table:table-cell>
          <table:table-cell table:style-name="ce4" office:value-type="string" calcext:value-type="string">
            <text:p>Viktor Kozhuharov</text:p>
          </table:table-cell>
          <table:table-cell table:style-name="ce4" office:value-type="string" calcext:value-type="string">
            <text:p>Bulgaria - Sofia &amp; Ruse</text:p>
          </table:table-cell>
          <table:table-cell table:number-columns-repeated="2" table:style-name="ce128" office:value-type="float" office:value="100" calcext:value-type="float">
            <text:p>100.00</text:p>
          </table:table-cell>
          <table:table-cell table:style-name="ce128" office:value-type="float" office:value="49" calcext:value-type="float">
            <text:p>49.00</text:p>
          </table:table-cell>
          <table:table-cell table:style-name="ce136" office:value-type="float" office:value="249" calcext:value-type="float">
            <text:p>249.00</text:p>
          </table:table-cell>
          <table:table-cell table:style-name="ce128" office:value-type="float" office:value="100" calcext:value-type="float">
            <text:p>100.00</text:p>
          </table:table-cell>
          <table:table-cell table:style-name="ce128" office:value-type="float" office:value="55.44" calcext:value-type="float">
            <text:p>55.44</text:p>
          </table:table-cell>
          <table:table-cell table:style-name="ce128" office:value-type="float" office:value="24" calcext:value-type="float">
            <text:p>24.00</text:p>
          </table:table-cell>
          <table:table-cell table:style-name="ce136" office:value-type="float" office:value="179.44" calcext:value-type="float">
            <text:p>179.44</text:p>
          </table:table-cell>
          <table:table-cell table:style-name="ce136" table:formula="of:=[.G18]+[.K18]" office:value-type="float" office:value="428.44" calcext:value-type="float">
            <text:p>428.44</text:p>
          </table:table-cell>
          <table:table-cell table:style-name="ce159" office:value-type="string" calcext:value-type="string">
            <text:p>GOLD</text:p>
          </table:table-cell>
          <table:table-cell table:style-name="ce4" table:number-columns-repeated="1011"/>
        </table:table-row>
        <table:table-row table:style-name="ro1">
          <table:table-cell table:style-name="ce7" office:value-type="string" calcext:value-type="string">
            <text:p>budnikov-69c</text:p>
          </table:table-cell>
          <table:table-cell table:style-name="ce7" office:value-type="string" calcext:value-type="string">
            <text:p>Mikhail Budnikov</text:p>
          </table:table-cell>
          <table:table-cell table:style-name="ce7" office:value-type="string" calcext:value-type="string">
            <text:p>Russia - Chelyabinsk 1</text:p>
          </table:table-cell>
          <table:table-cell table:style-name="ce130" office:value-type="float" office:value="64" calcext:value-type="float">
            <text:p>64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13" calcext:value-type="float">
            <text:p>21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8.19" calcext:value-type="float">
            <text:p>88.19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212.19" calcext:value-type="float">
            <text:p>212.19</text:p>
          </table:table-cell>
          <table:table-cell table:style-name="ce138" table:formula="of:=[.G19]+[.K19]" office:value-type="float" office:value="425.19" calcext:value-type="float">
            <text:p>425.19</text:p>
          </table:table-cell>
          <table:table-cell table:style-name="ce16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popescu-1ab</text:p>
          </table:table-cell>
          <table:table-cell table:style-name="ce7" office:value-type="string" calcext:value-type="string">
            <text:p>Ioan Popescu</text:p>
          </table:table-cell>
          <table:table-cell table:style-name="ce7" office:value-type="string" calcext:value-type="string">
            <text:p>Romania 1</text:p>
          </table:table-cell>
          <table:table-cell table:number-columns-repeated="3" table:style-name="ce130" office:value-type="float" office:value="100" calcext:value-type="float">
            <text:p>100.00</text:p>
          </table:table-cell>
          <table:table-cell table:style-name="ce138" office:value-type="float" office:value="300" calcext:value-type="float">
            <text:p>30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20]+[.K20]" office:value-type="float" office:value="424" calcext:value-type="float">
            <text:p>424.00</text:p>
          </table:table-cell>
          <table:table-cell table:style-name="ce16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varga-0a8</text:p>
          </table:table-cell>
          <table:table-cell table:style-name="ce7" office:value-type="string" calcext:value-type="string">
            <text:p>Péter Varga</text:p>
          </table:table-cell>
          <table:table-cell table:style-name="ce7" office:value-type="string" calcext:value-type="string">
            <text:p>Hungar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8" office:value-type="float" office:value="283" calcext:value-type="float">
            <text:p>2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21]+[.K21]" office:value-type="float" office:value="418" calcext:value-type="float">
            <text:p>418.00</text:p>
          </table:table-cell>
          <table:table-cell table:style-name="ce16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rapeanu-861</text:p>
          </table:table-cell>
          <table:table-cell table:style-name="ce7" office:value-type="string" calcext:value-type="string">
            <text:p>George Alexandru Râpeanu</text:p>
          </table:table-cell>
          <table:table-cell table:style-name="ce7" office:value-type="string" calcext:value-type="string">
            <text:p>Romania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8.67" calcext:value-type="float">
            <text:p>58.67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8" office:value-type="float" office:value="169.67" calcext:value-type="float">
            <text:p>169.67</text:p>
          </table:table-cell>
          <table:table-cell table:style-name="ce138" table:formula="of:=[.G22]+[.K22]" office:value-type="float" office:value="401.67" calcext:value-type="float">
            <text:p>401.67</text:p>
          </table:table-cell>
          <table:table-cell table:style-name="ce16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licht-9d5</text:p>
          </table:table-cell>
          <table:table-cell table:style-name="ce7" office:value-type="string" calcext:value-type="string">
            <text:p>Noam Licht</text:p>
          </table:table-cell>
          <table:table-cell table:style-name="ce7" office:value-type="string" calcext:value-type="string">
            <text:p>Israel - Team RAWL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number-columns-repeated="2" table:style-name="ce130" office:value-type="float" office:value="24" calcext:value-type="float">
            <text:p>24.00</text:p>
          </table:table-cell>
          <table:table-cell table:style-name="ce138" office:value-type="float" office:value="148" calcext:value-type="float">
            <text:p>148.00</text:p>
          </table:table-cell>
          <table:table-cell table:style-name="ce138" table:formula="of:=[.G23]+[.K23]" office:value-type="float" office:value="397" calcext:value-type="float">
            <text:p>397.00</text:p>
          </table:table-cell>
          <table:table-cell table:style-name="ce164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savchuk-547</text:p>
          </table:table-cell>
          <table:table-cell table:style-name="ce7" office:value-type="string" calcext:value-type="string">
            <text:p>Kostiantyn Savchuk</text:p>
          </table:table-cell>
          <table:table-cell table:style-name="ce7" office:value-type="string" calcext:value-type="string">
            <text:p>Ukraine 2</text:p>
          </table:table-cell>
          <table:table-cell table:number-columns-repeated="3" table:style-name="ce130" office:value-type="float" office:value="100" calcext:value-type="float">
            <text:p>100.00</text:p>
          </table:table-cell>
          <table:table-cell table:style-name="ce138" office:value-type="float" office:value="300" calcext:value-type="float">
            <text:p>300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8" office:value-type="float" office:value="92" calcext:value-type="float">
            <text:p>92.00</text:p>
          </table:table-cell>
          <table:table-cell table:style-name="ce138" table:formula="of:=[.G24]+[.K24]" office:value-type="float" office:value="392" calcext:value-type="float">
            <text:p>392.00</text:p>
          </table:table-cell>
          <table:table-cell table:style-name="ce165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naver-0e5</text:p>
          </table:table-cell>
          <table:table-cell table:style-name="ce7" office:value-type="string" calcext:value-type="string">
            <text:p>Oleh Naver</text:p>
          </table:table-cell>
          <table:table-cell table:style-name="ce7" office:value-type="string" calcext:value-type="string">
            <text:p>Ukraine 1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77" calcext:value-type="float">
            <text:p>177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8" office:value-type="float" office:value="211" calcext:value-type="float">
            <text:p>211.00</text:p>
          </table:table-cell>
          <table:table-cell table:style-name="ce138" table:formula="of:=[.G25]+[.K25]" office:value-type="float" office:value="388" calcext:value-type="float">
            <text:p>388.00</text:p>
          </table:table-cell>
          <table:table-cell table:style-name="ce166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petkov-e8c</text:p>
          </table:table-cell>
          <table:table-cell table:style-name="ce7" office:value-type="string" calcext:value-type="string">
            <text:p>Georgi Petkov</text:p>
          </table:table-cell>
          <table:table-cell table:style-name="ce7" office:value-type="string" calcext:value-type="string">
            <text:p>Bulgaria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26]+[.K26]" office:value-type="float" office:value="384" calcext:value-type="float">
            <text:p>384.00</text:p>
          </table:table-cell>
          <table:table-cell table:style-name="ce167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mirica-22e</text:p>
          </table:table-cell>
          <table:table-cell table:style-name="ce7" office:value-type="string" calcext:value-type="string">
            <text:p>Matei Mihai Mirică</text:p>
          </table:table-cell>
          <table:table-cell table:style-name="ce7" office:value-type="string" calcext:value-type="string">
            <text:p>Romania 2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27]+[.K27]" office:value-type="float" office:value="384" calcext:value-type="float">
            <text:p>384.00</text:p>
          </table:table-cell>
          <table:table-cell table:style-name="ce168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urevskii-2c9</text:p>
          </table:table-cell>
          <table:table-cell table:style-name="ce7" office:value-type="string" calcext:value-type="string">
            <text:p>Maxim Turevskii</text:p>
          </table:table-cell>
          <table:table-cell table:style-name="ce7" office:value-type="string" calcext:value-type="string">
            <text:p>Russia 3</text:p>
          </table:table-cell>
          <table:table-cell table:style-name="ce130" office:value-type="float" office:value="64" calcext:value-type="float">
            <text:p>64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132" calcext:value-type="float">
            <text:p>1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93.73" calcext:value-type="float">
            <text:p>93.73</text:p>
          </table:table-cell>
          <table:table-cell table:style-name="ce130" office:value-type="float" office:value="55" calcext:value-type="float">
            <text:p>55.00</text:p>
          </table:table-cell>
          <table:table-cell table:style-name="ce138" office:value-type="float" office:value="248.73" calcext:value-type="float">
            <text:p>248.73</text:p>
          </table:table-cell>
          <table:table-cell table:style-name="ce138" table:formula="of:=[.G28]+[.K28]" office:value-type="float" office:value="380.73" calcext:value-type="float">
            <text:p>380.73</text:p>
          </table:table-cell>
          <table:table-cell table:style-name="ce169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pipis-d4a</text:p>
          </table:table-cell>
          <table:table-cell table:style-name="ce7" office:value-type="string" calcext:value-type="string">
            <text:p>Evangelos Pipis</text:p>
          </table:table-cell>
          <table:table-cell table:style-name="ce7" office:value-type="string" calcext:value-type="string">
            <text:p>Greece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29]+[.K29]" office:value-type="float" office:value="373" calcext:value-type="float">
            <text:p>373.00</text:p>
          </table:table-cell>
          <table:table-cell table:style-name="ce17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kovryhin-6ca</text:p>
          </table:table-cell>
          <table:table-cell table:style-name="ce7" office:value-type="string" calcext:value-type="string">
            <text:p>Andrii Kovryhin</text:p>
          </table:table-cell>
          <table:table-cell table:style-name="ce7" office:value-type="string" calcext:value-type="string">
            <text:p>Ukraine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7.07" calcext:value-type="float">
            <text:p>87.07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211.07" calcext:value-type="float">
            <text:p>211.07</text:p>
          </table:table-cell>
          <table:table-cell table:style-name="ce138" table:formula="of:=[.G30]+[.K30]" office:value-type="float" office:value="371.07" calcext:value-type="float">
            <text:p>371.07</text:p>
          </table:table-cell>
          <table:table-cell table:style-name="ce17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inca-a95</text:p>
          </table:table-cell>
          <table:table-cell table:style-name="ce7" office:value-type="string" calcext:value-type="string">
            <text:p>Matei Tinca</text:p>
          </table:table-cell>
          <table:table-cell table:style-name="ce7" office:value-type="string" calcext:value-type="string">
            <text:p>Romania - CNITV 2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8" office:value-type="float" office:value="283" calcext:value-type="float">
            <text:p>283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85" calcext:value-type="float">
            <text:p>85.00</text:p>
          </table:table-cell>
          <table:table-cell table:style-name="ce138" table:formula="of:=[.G31]+[.K31]" office:value-type="float" office:value="368" calcext:value-type="float">
            <text:p>368.00</text:p>
          </table:table-cell>
          <table:table-cell table:style-name="ce17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rodionov-f8a</text:p>
          </table:table-cell>
          <table:table-cell table:style-name="ce7" office:value-type="string" calcext:value-type="string">
            <text:p>Valerii Rodionov</text:p>
          </table:table-cell>
          <table:table-cell table:style-name="ce7" office:value-type="string" calcext:value-type="string">
            <text:p>Russia - Tatarstan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32]+[.K32]" office:value-type="float" office:value="367" calcext:value-type="float">
            <text:p>367.00</text:p>
          </table:table-cell>
          <table:table-cell table:style-name="ce17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imitrov-795</text:p>
          </table:table-cell>
          <table:table-cell table:style-name="ce7" office:value-type="string" calcext:value-type="string">
            <text:p>Atanas Dimitrov</text:p>
          </table:table-cell>
          <table:table-cell table:style-name="ce7" office:value-type="string" calcext:value-type="string">
            <text:p>Bulgaria - Sofia &amp; Ruse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33]+[.K33]" office:value-type="float" office:value="356" calcext:value-type="float">
            <text:p>356.00</text:p>
          </table:table-cell>
          <table:table-cell table:style-name="ce174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casarin-fc7</text:p>
          </table:table-cell>
          <table:table-cell table:style-name="ce7" office:value-type="string" calcext:value-type="string">
            <text:p>Filippo Casarin</text:p>
          </table:table-cell>
          <table:table-cell table:style-name="ce7" office:value-type="string" calcext:value-type="string">
            <text:p>Ital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201" calcext:value-type="float">
            <text:p>201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55" calcext:value-type="float">
            <text:p>155.00</text:p>
          </table:table-cell>
          <table:table-cell table:style-name="ce138" table:formula="of:=[.G34]+[.K34]" office:value-type="float" office:value="356" calcext:value-type="float">
            <text:p>356.00</text:p>
          </table:table-cell>
          <table:table-cell table:style-name="ce175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spinei-47b</text:p>
          </table:table-cell>
          <table:table-cell table:style-name="ce7" office:value-type="string" calcext:value-type="string">
            <text:p>Mihai Spinei</text:p>
          </table:table-cell>
          <table:table-cell table:style-name="ce7" office:value-type="string" calcext:value-type="string">
            <text:p>Moldova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55" calcext:value-type="float">
            <text:p>55.00</text:p>
          </table:table-cell>
          <table:table-cell table:style-name="ce138" office:value-type="float" office:value="116" calcext:value-type="float">
            <text:p>116.00</text:p>
          </table:table-cell>
          <table:table-cell table:style-name="ce138" table:formula="of:=[.G35]+[.K35]" office:value-type="float" office:value="348" calcext:value-type="float">
            <text:p>348.00</text:p>
          </table:table-cell>
          <table:table-cell table:style-name="ce176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odorov-0ac</text:p>
          </table:table-cell>
          <table:table-cell table:style-name="ce7" office:value-type="string" calcext:value-type="string">
            <text:p>Andon Todorov</text:p>
          </table:table-cell>
          <table:table-cell table:style-name="ce7" office:value-type="string" calcext:value-type="string">
            <text:p>Bulgaria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49" calcext:value-type="float">
            <text:p>249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96" calcext:value-type="float">
            <text:p>96.00</text:p>
          </table:table-cell>
          <table:table-cell table:style-name="ce138" table:formula="of:=[.G36]+[.K36]" office:value-type="float" office:value="345" calcext:value-type="float">
            <text:p>345.00</text:p>
          </table:table-cell>
          <table:table-cell table:style-name="ce177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mustafin-c6a</text:p>
          </table:table-cell>
          <table:table-cell table:style-name="ce7" office:value-type="string" calcext:value-type="string">
            <text:p>Denis Mustafin</text:p>
          </table:table-cell>
          <table:table-cell table:style-name="ce7" office:value-type="string" calcext:value-type="string">
            <text:p>Russia 3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3" calcext:value-type="float">
            <text:p>1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2" calcext:value-type="float">
            <text:p>162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74" calcext:value-type="float">
            <text:p>174.00</text:p>
          </table:table-cell>
          <table:table-cell table:style-name="ce138" table:formula="of:=[.G37]+[.K37]" office:value-type="float" office:value="336" calcext:value-type="float">
            <text:p>336.00</text:p>
          </table:table-cell>
          <table:table-cell table:style-name="ce178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todoran-923</text:p>
          </table:table-cell>
          <table:table-cell table:style-name="ce7" office:value-type="string" calcext:value-type="string">
            <text:p>Alexandru Raul Todoran</text:p>
          </table:table-cell>
          <table:table-cell table:style-name="ce7" office:value-type="string" calcext:value-type="string">
            <text:p>Romania - Juniors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99" calcext:value-type="float">
            <text:p>19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38]+[.K38]" office:value-type="float" office:value="334" calcext:value-type="float">
            <text:p>334.00</text:p>
          </table:table-cell>
          <table:table-cell table:style-name="ce179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nezmah-ced</text:p>
          </table:table-cell>
          <table:table-cell table:style-name="ce7" office:value-type="string" calcext:value-type="string">
            <text:p>Krešimir Nežmah</text:p>
          </table:table-cell>
          <table:table-cell table:style-name="ce7" office:value-type="string" calcext:value-type="string">
            <text:p>Croatia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99" calcext:value-type="float">
            <text:p>199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39]+[.K39]" office:value-type="float" office:value="334" calcext:value-type="float">
            <text:p>334.00</text:p>
          </table:table-cell>
          <table:table-cell table:style-name="ce18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kuzmin-c3b</text:p>
          </table:table-cell>
          <table:table-cell table:style-name="ce7" office:value-type="string" calcext:value-type="string">
            <text:p>Daniil Kuzmin</text:p>
          </table:table-cell>
          <table:table-cell table:style-name="ce7" office:value-type="string" calcext:value-type="string">
            <text:p>Russia - Tatarstan 3</text:p>
          </table:table-cell>
          <table:table-cell table:number-columns-repeated="2" table:style-name="ce130" office:value-type="float" office:value="100" calcext:value-type="float">
            <text:p>100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218" calcext:value-type="float">
            <text:p>218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96" calcext:value-type="float">
            <text:p>96.00</text:p>
          </table:table-cell>
          <table:table-cell table:style-name="ce138" table:formula="of:=[.G40]+[.K40]" office:value-type="float" office:value="314" calcext:value-type="float">
            <text:p>314.00</text:p>
          </table:table-cell>
          <table:table-cell table:style-name="ce18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bengin-d38</text:p>
          </table:table-cell>
          <table:table-cell table:style-name="ce7" office:value-type="string" calcext:value-type="string">
            <text:p>Jovan Bengin</text:p>
          </table:table-cell>
          <table:table-cell table:style-name="ce7" office:value-type="string" calcext:value-type="string">
            <text:p>Serbia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77" calcext:value-type="float">
            <text:p>177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1]+[.K41]" office:value-type="float" office:value="312" calcext:value-type="float">
            <text:p>312.00</text:p>
          </table:table-cell>
          <table:table-cell table:style-name="ce18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basadzishvili-e92</text:p>
          </table:table-cell>
          <table:table-cell table:style-name="ce7" office:value-type="string" calcext:value-type="string">
            <text:p>Archil Basadzishvili</text:p>
          </table:table-cell>
          <table:table-cell table:style-name="ce7" office:value-type="string" calcext:value-type="string">
            <text:p>Georgia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55" calcext:value-type="float">
            <text:p>55.00</text:p>
          </table:table-cell>
          <table:table-cell table:style-name="ce138" office:value-type="float" office:value="147" calcext:value-type="float">
            <text:p>147.00</text:p>
          </table:table-cell>
          <table:table-cell table:style-name="ce138" table:formula="of:=[.G42]+[.K42]" office:value-type="float" office:value="307" calcext:value-type="float">
            <text:p>307.00</text:p>
          </table:table-cell>
          <table:table-cell table:style-name="ce18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rapi-bcd</text:p>
          </table:table-cell>
          <table:table-cell table:style-name="ce7" office:value-type="string" calcext:value-type="string">
            <text:p>Taulant Arapi</text:p>
          </table:table-cell>
          <table:table-cell table:style-name="ce7" office:value-type="string" calcext:value-type="string">
            <text:p>Ital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8" office:value-type="float" office:value="183" calcext:value-type="float">
            <text:p>183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43]+[.K43]" office:value-type="float" office:value="307" calcext:value-type="float">
            <text:p>307.00</text:p>
          </table:table-cell>
          <table:table-cell table:style-name="ce184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ossi-74c</text:p>
          </table:table-cell>
          <table:table-cell table:style-name="ce7" office:value-type="string" calcext:value-type="string">
            <text:p>Tommaso Dossi</text:p>
          </table:table-cell>
          <table:table-cell table:style-name="ce7" office:value-type="string" calcext:value-type="string">
            <text:p>Italy 1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50" calcext:value-type="float">
            <text:p>50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168" calcext:value-type="float">
            <text:p>16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4]+[.K44]" office:value-type="float" office:value="303" calcext:value-type="float">
            <text:p>303.00</text:p>
          </table:table-cell>
          <table:table-cell table:style-name="ce185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postol-089</text:p>
          </table:table-cell>
          <table:table-cell table:style-name="ce7" office:value-type="string" calcext:value-type="string">
            <text:p>Daniel Ilie Apostol</text:p>
          </table:table-cell>
          <table:table-cell table:style-name="ce7" office:value-type="string" calcext:value-type="string">
            <text:p>Romania - CNITV 1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77" calcext:value-type="float">
            <text:p>177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45]+[.K45]" office:value-type="float" office:value="301" calcext:value-type="float">
            <text:p>301.00</text:p>
          </table:table-cell>
          <table:table-cell table:style-name="ce186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umnov-6e8</text:p>
          </table:table-cell>
          <table:table-cell table:style-name="ce7" office:value-type="string" calcext:value-type="string">
            <text:p>Dmitrii Umnov</text:p>
          </table:table-cell>
          <table:table-cell table:style-name="ce7" office:value-type="string" calcext:value-type="string">
            <text:p>Russia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6]+[.K46]" office:value-type="float" office:value="295" calcext:value-type="float">
            <text:p>295.00</text:p>
          </table:table-cell>
          <table:table-cell table:style-name="ce187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weintraub-373</text:p>
          </table:table-cell>
          <table:table-cell table:style-name="ce7" office:value-type="string" calcext:value-type="string">
            <text:p>Tommy Weintraub</text:p>
          </table:table-cell>
          <table:table-cell table:style-name="ce7" office:value-type="string" calcext:value-type="string">
            <text:p>Israel - Team RAWL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7]+[.K47]" office:value-type="float" office:value="295" calcext:value-type="float">
            <text:p>295.00</text:p>
          </table:table-cell>
          <table:table-cell table:style-name="ce188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verenkov-834</text:p>
          </table:table-cell>
          <table:table-cell table:style-name="ce7" office:value-type="string" calcext:value-type="string">
            <text:p>Vladimir Averenkov</text:p>
          </table:table-cell>
          <table:table-cell table:style-name="ce7" office:value-type="string" calcext:value-type="string">
            <text:p>Russia - Chelyabinsk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11" calcext:value-type="float">
            <text:p>1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35" calcext:value-type="float">
            <text:p>135.00</text:p>
          </table:table-cell>
          <table:table-cell table:style-name="ce138" table:formula="of:=[.G48]+[.K48]" office:value-type="float" office:value="295" calcext:value-type="float">
            <text:p>295.00</text:p>
          </table:table-cell>
          <table:table-cell table:style-name="ce189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onciu-998</text:p>
          </table:table-cell>
          <table:table-cell table:style-name="ce7" office:value-type="string" calcext:value-type="string">
            <text:p>Mircea Donciu</text:p>
          </table:table-cell>
          <table:table-cell table:style-name="ce7" office:value-type="string" calcext:value-type="string">
            <text:p>Romania 2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232" calcext:value-type="float">
            <text:p>232.00</text:p>
          </table:table-cell>
          <table:table-cell table:style-name="ce130" office:value-type="float" office:value="61" calcext:value-type="float">
            <text:p>61.00</text:p>
          </table:table-cell>
          <table:table-cell table:number-columns-repeated="2" table:style-name="ce130" office:value-type="float" office:value="0" calcext:value-type="float">
            <text:p>0.00</text:p>
          </table:table-cell>
          <table:table-cell table:style-name="ce138" office:value-type="float" office:value="61" calcext:value-type="float">
            <text:p>61.00</text:p>
          </table:table-cell>
          <table:table-cell table:style-name="ce138" table:formula="of:=[.G49]+[.K49]" office:value-type="float" office:value="293" calcext:value-type="float">
            <text:p>293.00</text:p>
          </table:table-cell>
          <table:table-cell table:style-name="ce19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kamenov-515</text:p>
          </table:table-cell>
          <table:table-cell table:style-name="ce7" office:value-type="string" calcext:value-type="string">
            <text:p>Konstantin Kamenov</text:p>
          </table:table-cell>
          <table:table-cell table:style-name="ce7" office:value-type="string" calcext:value-type="string">
            <text:p>Bulgaria - Sofia &amp; Ruse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18" calcext:value-type="float">
            <text:p>18.00</text:p>
          </table:table-cell>
          <table:table-cell table:style-name="ce138" office:value-type="float" office:value="201" calcext:value-type="float">
            <text:p>201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85" calcext:value-type="float">
            <text:p>85.00</text:p>
          </table:table-cell>
          <table:table-cell table:style-name="ce138" table:formula="of:=[.G50]+[.K50]" office:value-type="float" office:value="286" calcext:value-type="float">
            <text:p>286.00</text:p>
          </table:table-cell>
          <table:table-cell table:style-name="ce191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coroian-49b</text:p>
          </table:table-cell>
          <table:table-cell table:style-name="ce7" office:value-type="string" calcext:value-type="string">
            <text:p>David Nicolae Coroian</text:p>
          </table:table-cell>
          <table:table-cell table:style-name="ce7" office:value-type="string" calcext:value-type="string">
            <text:p>Romania 2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51]+[.K51]" office:value-type="float" office:value="284" calcext:value-type="float">
            <text:p>284.00</text:p>
          </table:table-cell>
          <table:table-cell table:style-name="ce192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dobrynin-e89</text:p>
          </table:table-cell>
          <table:table-cell table:style-name="ce7" office:value-type="string" calcext:value-type="string">
            <text:p>Ivan Dobrynin</text:p>
          </table:table-cell>
          <table:table-cell table:style-name="ce7" office:value-type="string" calcext:value-type="string">
            <text:p>Russia - Chelyabinsk 1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100" calcext:value-type="float">
            <text:p>10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24" calcext:value-type="float">
            <text:p>124.00</text:p>
          </table:table-cell>
          <table:table-cell table:style-name="ce138" table:formula="of:=[.G52]+[.K52]" office:value-type="float" office:value="284" calcext:value-type="float">
            <text:p>284.00</text:p>
          </table:table-cell>
          <table:table-cell table:style-name="ce193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7" office:value-type="string" calcext:value-type="string">
            <text:p>asadullin-d07</text:p>
          </table:table-cell>
          <table:table-cell table:style-name="ce7" office:value-type="string" calcext:value-type="string">
            <text:p>Aidar Asadullin</text:p>
          </table:table-cell>
          <table:table-cell table:style-name="ce7" office:value-type="string" calcext:value-type="string">
            <text:p>Russia - Tatarstan 4</text:p>
          </table:table-cell>
          <table:table-cell table:style-name="ce130" office:value-type="float" office:value="28" calcext:value-type="float">
            <text:p>28.00</text:p>
          </table:table-cell>
          <table:table-cell table:style-name="ce130" office:value-type="float" office:value="83" calcext:value-type="float">
            <text:p>83.00</text:p>
          </table:table-cell>
          <table:table-cell table:style-name="ce130" office:value-type="float" office:value="49" calcext:value-type="float">
            <text:p>49.00</text:p>
          </table:table-cell>
          <table:table-cell table:style-name="ce138" office:value-type="float" office:value="160" calcext:value-type="float">
            <text:p>160.00</text:p>
          </table:table-cell>
          <table:table-cell table:style-name="ce130" office:value-type="float" office:value="61" calcext:value-type="float">
            <text:p>61.00</text:p>
          </table:table-cell>
          <table:table-cell table:style-name="ce130" office:value-type="float" office:value="31" calcext:value-type="float">
            <text:p>31.00</text:p>
          </table:table-cell>
          <table:table-cell table:style-name="ce130" office:value-type="float" office:value="24" calcext:value-type="float">
            <text:p>24.00</text:p>
          </table:table-cell>
          <table:table-cell table:style-name="ce138" office:value-type="float" office:value="116" calcext:value-type="float">
            <text:p>116.00</text:p>
          </table:table-cell>
          <table:table-cell table:style-name="ce138" table:formula="of:=[.G53]+[.K53]" office:value-type="float" office:value="276" calcext:value-type="float">
            <text:p>276.00</text:p>
          </table:table-cell>
          <table:table-cell table:style-name="ce160" office:value-type="string" calcext:value-type="string">
            <text:p>SILVER</text:p>
          </table:table-cell>
          <table:table-cell table:style-name="ce7" table:number-columns-repeated="1011"/>
        </table:table-row>
        <table:table-row table:style-name="ro1">
          <table:table-cell table:style-name="ce8" office:value-type="string" calcext:value-type="string">
            <text:p>gazit-968</text:p>
          </table:table-cell>
          <table:table-cell table:style-name="ce8" office:value-type="string" calcext:value-type="string">
            <text:p>Gonen Gazit</text:p>
          </table:table-cell>
          <table:table-cell table:style-name="ce8" office:value-type="string" calcext:value-type="string">
            <text:p>Israel - Team GYWW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35" calcext:value-type="float">
            <text:p>135.00</text:p>
          </table:table-cell>
          <table:table-cell table:style-name="ce139" table:formula="of:=[.G54]+[.K54]" office:value-type="float" office:value="264" calcext:value-type="float">
            <text:p>264.00</text:p>
          </table:table-cell>
          <table:table-cell table:style-name="ce19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hairullin-e47</text:p>
          </table:table-cell>
          <table:table-cell table:style-name="ce8" office:value-type="string" calcext:value-type="string">
            <text:p>Renat Khairullin</text:p>
          </table:table-cell>
          <table:table-cell table:style-name="ce8" office:value-type="string" calcext:value-type="string">
            <text:p>Russia - Tatarstan 4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50" calcext:value-type="float">
            <text:p>5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68" calcext:value-type="float">
            <text:p>168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55]+[.K55]" office:value-type="float" office:value="264" calcext:value-type="float">
            <text:p>264.00</text:p>
          </table:table-cell>
          <table:table-cell table:style-name="ce19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oth-dd6</text:p>
          </table:table-cell>
          <table:table-cell table:style-name="ce8" office:value-type="string" calcext:value-type="string">
            <text:p>Gellért Tóth</text:p>
          </table:table-cell>
          <table:table-cell table:style-name="ce8" office:value-type="string" calcext:value-type="string">
            <text:p>Hungary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9" office:value-type="float" office:value="133" calcext:value-type="float">
            <text:p>133.00</text:p>
          </table:table-cell>
          <table:table-cell table:style-name="ce139" table:formula="of:=[.G56]+[.K56]" office:value-type="float" office:value="262" calcext:value-type="float">
            <text:p>262.00</text:p>
          </table:table-cell>
          <table:table-cell table:style-name="ce19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ryshechkin-c51</text:p>
          </table:table-cell>
          <table:table-cell table:style-name="ce8" office:value-type="string" calcext:value-type="string">
            <text:p>Tykhon Hryshechkin</text:p>
          </table:table-cell>
          <table:table-cell table:style-name="ce8" office:value-type="string" calcext:value-type="string">
            <text:p>Ukraine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77" calcext:value-type="float">
            <text:p>177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57]+[.K57]" office:value-type="float" office:value="262" calcext:value-type="float">
            <text:p>262.00</text:p>
          </table:table-cell>
          <table:table-cell table:style-name="ce19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ndreescu-405</text:p>
          </table:table-cell>
          <table:table-cell table:style-name="ce8" office:value-type="string" calcext:value-type="string">
            <text:p>Mihnea Andreescu</text:p>
          </table:table-cell>
          <table:table-cell table:style-name="ce8" office:value-type="string" calcext:value-type="string">
            <text:p>Romani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67" calcext:value-type="float">
            <text:p>67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13" calcext:value-type="float">
            <text:p>113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58.84" calcext:value-type="float">
            <text:p>58.84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43.84" calcext:value-type="float">
            <text:p>143.84</text:p>
          </table:table-cell>
          <table:table-cell table:style-name="ce139" table:formula="of:=[.G58]+[.K58]" office:value-type="float" office:value="256.84" calcext:value-type="float">
            <text:p>256.84</text:p>
          </table:table-cell>
          <table:table-cell table:style-name="ce19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fomiuk-c92</text:p>
          </table:table-cell>
          <table:table-cell table:style-name="ce8" office:value-type="string" calcext:value-type="string">
            <text:p>Artem Fomiuk</text:p>
          </table:table-cell>
          <table:table-cell table:style-name="ce8" office:value-type="string" calcext:value-type="string">
            <text:p>Ukraine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59]+[.K59]" office:value-type="float" office:value="256" calcext:value-type="float">
            <text:p>256.00</text:p>
          </table:table-cell>
          <table:table-cell table:style-name="ce19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yehezkely-852</text:p>
          </table:table-cell>
          <table:table-cell table:style-name="ce8" office:value-type="string" calcext:value-type="string">
            <text:p>Lior Yehezkely</text:p>
          </table:table-cell>
          <table:table-cell table:style-name="ce8" office:value-type="string" calcext:value-type="string">
            <text:p>Israel - Team GYWW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0]+[.K60]" office:value-type="float" office:value="256" calcext:value-type="float">
            <text:p>256.00</text:p>
          </table:table-cell>
          <table:table-cell table:style-name="ce20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jaskovskij-b43</text:p>
          </table:table-cell>
          <table:table-cell table:style-name="ce8" office:value-type="string" calcext:value-type="string">
            <text:p>Alexander Ljaskovskij</text:p>
          </table:table-cell>
          <table:table-cell table:style-name="ce8" office:value-type="string" calcext:value-type="string">
            <text:p>Russia - Chelyabinsk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85.8" calcext:value-type="float">
            <text:p>85.8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9" office:value-type="float" office:value="118.8" calcext:value-type="float">
            <text:p>118.80</text:p>
          </table:table-cell>
          <table:table-cell table:style-name="ce139" table:formula="of:=[.G61]+[.K61]" office:value-type="float" office:value="247.8" calcext:value-type="float">
            <text:p>247.80</text:p>
          </table:table-cell>
          <table:table-cell table:style-name="ce20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van-df9</text:p>
          </table:table-cell>
          <table:table-cell table:style-name="ce8" office:value-type="string" calcext:value-type="string">
            <text:p>Tudor Ivan</text:p>
          </table:table-cell>
          <table:table-cell table:style-name="ce8" office:value-type="string" calcext:value-type="string">
            <text:p>Romania - CNITV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9" office:value-type="float" office:value="211" calcext:value-type="float">
            <text:p>211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33" calcext:value-type="float">
            <text:p>33.00</text:p>
          </table:table-cell>
          <table:table-cell table:style-name="ce139" table:formula="of:=[.G62]+[.K62]" office:value-type="float" office:value="244" calcext:value-type="float">
            <text:p>244.00</text:p>
          </table:table-cell>
          <table:table-cell table:style-name="ce20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lipov-c24</text:p>
          </table:table-cell>
          <table:table-cell table:style-name="ce8" office:value-type="string" calcext:value-type="string">
            <text:p>Islam Talipov</text:p>
          </table:table-cell>
          <table:table-cell table:style-name="ce8" office:value-type="string" calcext:value-type="string">
            <text:p>Russia - Tatarstan 3</text:p>
          </table:table-cell>
          <table:table-cell table:style-name="ce131" office:value-type="float" office:value="13.41" calcext:value-type="float">
            <text:p>13.41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45.41" calcext:value-type="float">
            <text:p>145.41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3]+[.K63]" office:value-type="float" office:value="241.41" calcext:value-type="float">
            <text:p>241.41</text:p>
          </table:table-cell>
          <table:table-cell table:style-name="ce20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tancanelli-0e3</text:p>
          </table:table-cell>
          <table:table-cell table:style-name="ce8" office:value-type="string" calcext:value-type="string">
            <text:p>Valerio Stancanelli</text:p>
          </table:table-cell>
          <table:table-cell table:style-name="ce8" office:value-type="string" calcext:value-type="string">
            <text:p>Italy 2</text:p>
          </table:table-cell>
          <table:table-cell table:style-name="ce131" office:value-type="float" office:value="100" calcext:value-type="float">
            <text:p>100.00</text:p>
          </table:table-cell>
          <table:table-cell table:number-columns-repeated="2" table:style-name="ce131" office:value-type="float" office:value="0" calcext:value-type="float">
            <text:p>0.00</text:p>
          </table:table-cell>
          <table:table-cell table:style-name="ce139" office:value-type="float" office:value="100" calcext:value-type="float">
            <text:p>100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88.76" calcext:value-type="float">
            <text:p>88.76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34.76" calcext:value-type="float">
            <text:p>134.76</text:p>
          </table:table-cell>
          <table:table-cell table:style-name="ce139" table:formula="of:=[.G64]+[.K64]" office:value-type="float" office:value="234.76" calcext:value-type="float">
            <text:p>234.76</text:p>
          </table:table-cell>
          <table:table-cell table:style-name="ce20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on-0f6</text:p>
          </table:table-cell>
          <table:table-cell table:style-name="ce8" office:value-type="string" calcext:value-type="string">
            <text:p>Andrei Robert Ion</text:p>
          </table:table-cell>
          <table:table-cell table:style-name="ce8" office:value-type="string" calcext:value-type="string">
            <text:p>Romania - Bucharest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46" calcext:value-type="float">
            <text:p>146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41.57" calcext:value-type="float">
            <text:p>41.57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7.57" calcext:value-type="float">
            <text:p>87.57</text:p>
          </table:table-cell>
          <table:table-cell table:style-name="ce139" table:formula="of:=[.G65]+[.K65]" office:value-type="float" office:value="233.57" calcext:value-type="float">
            <text:p>233.57</text:p>
          </table:table-cell>
          <table:table-cell table:style-name="ce20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orcsin-d89</text:p>
          </table:table-cell>
          <table:table-cell table:style-name="ce8" office:value-type="string" calcext:value-type="string">
            <text:p>Bálint Horcsin</text:p>
          </table:table-cell>
          <table:table-cell table:style-name="ce8" office:value-type="string" calcext:value-type="string">
            <text:p>Hungary 1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183" calcext:value-type="float">
            <text:p>183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39" table:formula="of:=[.G66]+[.K66]" office:value-type="float" office:value="229" calcext:value-type="float">
            <text:p>229.00</text:p>
          </table:table-cell>
          <table:table-cell table:style-name="ce20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rkovich-3e1</text:p>
          </table:table-cell>
          <table:table-cell table:style-name="ce8" office:value-type="string" calcext:value-type="string">
            <text:p>Vesselin Markovich</text:p>
          </table:table-cell>
          <table:table-cell table:style-name="ce8" office:value-type="string" calcext:value-type="string">
            <text:p>Bulgaria - Varn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100" calcext:value-type="float">
            <text:p>100.00</text:p>
          </table:table-cell>
          <table:table-cell table:number-columns-repeated="2" table:style-name="ce131" office:value-type="float" office:value="0" calcext:value-type="float">
            <text:p>0.00</text:p>
          </table:table-cell>
          <table:table-cell table:style-name="ce139" office:value-type="float" office:value="100" calcext:value-type="float">
            <text:p>100.00</text:p>
          </table:table-cell>
          <table:table-cell table:style-name="ce139" table:formula="of:=[.G67]+[.K67]" office:value-type="float" office:value="229" calcext:value-type="float">
            <text:p>229.00</text:p>
          </table:table-cell>
          <table:table-cell table:style-name="ce20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fylypiuk-060</text:p>
          </table:table-cell>
          <table:table-cell table:style-name="ce8" office:value-type="string" calcext:value-type="string">
            <text:p>Andrii Fylypiuk</text:p>
          </table:table-cell>
          <table:table-cell table:style-name="ce8" office:value-type="string" calcext:value-type="string">
            <text:p>Ukraine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8]+[.K68]" office:value-type="float" office:value="225" calcext:value-type="float">
            <text:p>225.00</text:p>
          </table:table-cell>
          <table:table-cell table:style-name="ce20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rtoli-f2d</text:p>
          </table:table-cell>
          <table:table-cell table:style-name="ce8" office:value-type="string" calcext:value-type="string">
            <text:p>Davide Bartoli</text:p>
          </table:table-cell>
          <table:table-cell table:style-name="ce8" office:value-type="string" calcext:value-type="string">
            <text:p>Italy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69]+[.K69]" office:value-type="float" office:value="225" calcext:value-type="float">
            <text:p>225.00</text:p>
          </table:table-cell>
          <table:table-cell table:style-name="ce20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hadzhi-manich-824</text:p>
          </table:table-cell>
          <table:table-cell table:style-name="ce8" office:value-type="string" calcext:value-type="string">
            <text:p>Deyan Hadzhi-Manich</text:p>
          </table:table-cell>
          <table:table-cell table:style-name="ce8" office:value-type="string" calcext:value-type="string">
            <text:p>Bulgaria - Varna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0]+[.K70]" office:value-type="float" office:value="225" calcext:value-type="float">
            <text:p>225.00</text:p>
          </table:table-cell>
          <table:table-cell table:style-name="ce21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ur-4d4</text:p>
          </table:table-cell>
          <table:table-cell table:style-name="ce8" office:value-type="string" calcext:value-type="string">
            <text:p>Maksym Tur</text:p>
          </table:table-cell>
          <table:table-cell table:style-name="ce8" office:value-type="string" calcext:value-type="string">
            <text:p>Ukraine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90" calcext:value-type="float">
            <text:p>90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35" calcext:value-type="float">
            <text:p>135.00</text:p>
          </table:table-cell>
          <table:table-cell table:style-name="ce139" table:formula="of:=[.G71]+[.K71]" office:value-type="float" office:value="225" calcext:value-type="float">
            <text:p>225.00</text:p>
          </table:table-cell>
          <table:table-cell table:style-name="ce21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zagirov-f4b</text:p>
          </table:table-cell>
          <table:table-cell table:style-name="ce8" office:value-type="string" calcext:value-type="string">
            <text:p>Ruzil Zagirov</text:p>
          </table:table-cell>
          <table:table-cell table:style-name="ce8" office:value-type="string" calcext:value-type="string">
            <text:p>Russia - Tatarstan 3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2]+[.K72]" office:value-type="float" office:value="225" calcext:value-type="float">
            <text:p>225.00</text:p>
          </table:table-cell>
          <table:table-cell table:style-name="ce21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edri-cd9</text:p>
          </table:table-cell>
          <table:table-cell table:style-name="ce8" office:value-type="string" calcext:value-type="string">
            <text:p>Yanir Edri</text:p>
          </table:table-cell>
          <table:table-cell table:style-name="ce8" office:value-type="string" calcext:value-type="string">
            <text:p>Israel - Team CELP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3]+[.K73]" office:value-type="float" office:value="225" calcext:value-type="float">
            <text:p>225.00</text:p>
          </table:table-cell>
          <table:table-cell table:style-name="ce21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ziganshin-f87</text:p>
          </table:table-cell>
          <table:table-cell table:style-name="ce8" office:value-type="string" calcext:value-type="string">
            <text:p>Emir Ziganshin</text:p>
          </table:table-cell>
          <table:table-cell table:style-name="ce8" office:value-type="string" calcext:value-type="string">
            <text:p>Russia - Tatarstan 1</text:p>
          </table:table-cell>
          <table:table-cell table:style-name="ce131" office:value-type="float" office:value="7" calcext:value-type="float">
            <text:p>7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5" calcext:value-type="float">
            <text:p>125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74]+[.K74]" office:value-type="float" office:value="221" calcext:value-type="float">
            <text:p>221.00</text:p>
          </table:table-cell>
          <table:table-cell table:style-name="ce21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erde-183</text:p>
          </table:table-cell>
          <table:table-cell table:style-name="ce8" office:value-type="string" calcext:value-type="string">
            <text:p>Flaviu-Cristian Verde</text:p>
          </table:table-cell>
          <table:table-cell table:style-name="ce8" office:value-type="string" calcext:value-type="string">
            <text:p>Romania - CNITV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75]+[.K75]" office:value-type="float" office:value="217" calcext:value-type="float">
            <text:p>217.00</text:p>
          </table:table-cell>
          <table:table-cell table:style-name="ce21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piscu-40d</text:p>
          </table:table-cell>
          <table:table-cell table:style-name="ce8" office:value-type="string" calcext:value-type="string">
            <text:p>Ștefan Piscu</text:p>
          </table:table-cell>
          <table:table-cell table:style-name="ce8" office:value-type="string" calcext:value-type="string">
            <text:p>Romania - Bucharest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0" calcext:value-type="float">
            <text:p>160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76]+[.K76]" office:value-type="float" office:value="217" calcext:value-type="float">
            <text:p>217.00</text:p>
          </table:table-cell>
          <table:table-cell table:style-name="ce21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nanu-17d</text:p>
          </table:table-cell>
          <table:table-cell table:style-name="ce8" office:value-type="string" calcext:value-type="string">
            <text:p>Ruxandra Laura Nanu</text:p>
          </table:table-cell>
          <table:table-cell table:style-name="ce8" office:value-type="string" calcext:value-type="string">
            <text:p>Romania - Craiova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31" calcext:value-type="float">
            <text:p>131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77]+[.K77]" office:value-type="float" office:value="216" calcext:value-type="float">
            <text:p>216.00</text:p>
          </table:table-cell>
          <table:table-cell table:style-name="ce21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reaca-5c7</text:p>
          </table:table-cell>
          <table:table-cell table:style-name="ce8" office:value-type="string" calcext:value-type="string">
            <text:p>Albert Antoniu Greaca</text:p>
          </table:table-cell>
          <table:table-cell table:style-name="ce8" office:value-type="string" calcext:value-type="string">
            <text:p>Romania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90" calcext:value-type="float">
            <text:p>90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124" calcext:value-type="float">
            <text:p>124.00</text:p>
          </table:table-cell>
          <table:table-cell table:style-name="ce139" table:formula="of:=[.G78]+[.K78]" office:value-type="float" office:value="214" calcext:value-type="float">
            <text:p>214.00</text:p>
          </table:table-cell>
          <table:table-cell table:style-name="ce21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wald-78e</text:p>
          </table:table-cell>
          <table:table-cell table:style-name="ce8" office:value-type="string" calcext:value-type="string">
            <text:p>Inbar Wald</text:p>
          </table:table-cell>
          <table:table-cell table:style-name="ce8" office:value-type="string" calcext:value-type="string">
            <text:p>Israel - Team GYWW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79]+[.K79]" office:value-type="float" office:value="214" calcext:value-type="float">
            <text:p>214.00</text:p>
          </table:table-cell>
          <table:table-cell table:style-name="ce21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etehau-230</text:p>
          </table:table-cell>
          <table:table-cell table:style-name="ce8" office:value-type="string" calcext:value-type="string">
            <text:p>Luca-Mihnea Metehău</text:p>
          </table:table-cell>
          <table:table-cell table:style-name="ce8" office:value-type="string" calcext:value-type="string">
            <text:p>Romania - CNITV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0]+[.K80]" office:value-type="float" office:value="214" calcext:value-type="float">
            <text:p>214.00</text:p>
          </table:table-cell>
          <table:table-cell table:style-name="ce22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osiashvili-5b9</text:p>
          </table:table-cell>
          <table:table-cell table:style-name="ce8" office:value-type="string" calcext:value-type="string">
            <text:p>Luka Mosiashvili</text:p>
          </table:table-cell>
          <table:table-cell table:style-name="ce8" office:value-type="string" calcext:value-type="string">
            <text:p>Georg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1]+[.K81]" office:value-type="float" office:value="214" calcext:value-type="float">
            <text:p>214.00</text:p>
          </table:table-cell>
          <table:table-cell table:style-name="ce22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ildanov-2c6</text:p>
          </table:table-cell>
          <table:table-cell table:style-name="ce8" office:value-type="string" calcext:value-type="string">
            <text:p>Ruslan Vildanov</text:p>
          </table:table-cell>
          <table:table-cell table:style-name="ce8" office:value-type="string" calcext:value-type="string">
            <text:p>Russia - Tatarstan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2]+[.K82]" office:value-type="float" office:value="214" calcext:value-type="float">
            <text:p>214.00</text:p>
          </table:table-cell>
          <table:table-cell table:style-name="ce22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linin-43b</text:p>
          </table:table-cell>
          <table:table-cell table:style-name="ce8" office:value-type="string" calcext:value-type="string">
            <text:p>Stoyan Malinin</text:p>
          </table:table-cell>
          <table:table-cell table:style-name="ce8" office:value-type="string" calcext:value-type="string">
            <text:p>Bulgar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67" calcext:value-type="float">
            <text:p>67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13" calcext:value-type="float">
            <text:p>113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96" calcext:value-type="float">
            <text:p>96.00</text:p>
          </table:table-cell>
          <table:table-cell table:style-name="ce139" table:formula="of:=[.G83]+[.K83]" office:value-type="float" office:value="209" calcext:value-type="float">
            <text:p>209.00</text:p>
          </table:table-cell>
          <table:table-cell table:style-name="ce22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hefer-21a</text:p>
          </table:table-cell>
          <table:table-cell table:style-name="ce8" office:value-type="string" calcext:value-type="string">
            <text:p>Alexandr Shefer</text:p>
          </table:table-cell>
          <table:table-cell table:style-name="ce8" office:value-type="string" calcext:value-type="string">
            <text:p>Russia - Chelyabinsk 2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18" calcext:value-type="float">
            <text:p>118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39" table:formula="of:=[.G84]+[.K84]" office:value-type="float" office:value="203" calcext:value-type="float">
            <text:p>203.00</text:p>
          </table:table-cell>
          <table:table-cell table:style-name="ce22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jkovic-39f</text:p>
          </table:table-cell>
          <table:table-cell table:style-name="ce8" office:value-type="string" calcext:value-type="string">
            <text:p>Filip Bojkovic</text:p>
          </table:table-cell>
          <table:table-cell table:style-name="ce8" office:value-type="string" calcext:value-type="string">
            <text:p>Serb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46" calcext:value-type="float">
            <text:p>146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5]+[.K85]" office:value-type="float" office:value="203" calcext:value-type="float">
            <text:p>203.00</text:p>
          </table:table-cell>
          <table:table-cell table:style-name="ce22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zabo-d28</text:p>
          </table:table-cell>
          <table:table-cell table:style-name="ce8" office:value-type="string" calcext:value-type="string">
            <text:p>Kornél Szabó</text:p>
          </table:table-cell>
          <table:table-cell table:style-name="ce8" office:value-type="string" calcext:value-type="string">
            <text:p>Hungary 2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162" calcext:value-type="float">
            <text:p>162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9" office:value-type="float" office:value="33" calcext:value-type="float">
            <text:p>33.00</text:p>
          </table:table-cell>
          <table:table-cell table:style-name="ce139" table:formula="of:=[.G86]+[.K86]" office:value-type="float" office:value="195" calcext:value-type="float">
            <text:p>195.00</text:p>
          </table:table-cell>
          <table:table-cell table:style-name="ce22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dobleaga-ae6</text:p>
          </table:table-cell>
          <table:table-cell table:style-name="ce8" office:value-type="string" calcext:value-type="string">
            <text:p>Alexandru Dobleagă</text:p>
          </table:table-cell>
          <table:table-cell table:style-name="ce8" office:value-type="string" calcext:value-type="string">
            <text:p>Romania - Juniors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7]+[.K87]" office:value-type="float" office:value="186" calcext:value-type="float">
            <text:p>186.00</text:p>
          </table:table-cell>
          <table:table-cell table:style-name="ce22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aiazov-88a</text:p>
          </table:table-cell>
          <table:table-cell table:style-name="ce8" office:value-type="string" calcext:value-type="string">
            <text:p>Bulat Gaiazov</text:p>
          </table:table-cell>
          <table:table-cell table:style-name="ce8" office:value-type="string" calcext:value-type="string">
            <text:p>Russia - Tatarstan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8]+[.K88]" office:value-type="float" office:value="186" calcext:value-type="float">
            <text:p>186.00</text:p>
          </table:table-cell>
          <table:table-cell table:style-name="ce22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koynov-b15</text:p>
          </table:table-cell>
          <table:table-cell table:style-name="ce8" office:value-type="string" calcext:value-type="string">
            <text:p>Daniel Koynov</text:p>
          </table:table-cell>
          <table:table-cell table:style-name="ce8" office:value-type="string" calcext:value-type="string">
            <text:p>Bulgaria - Shumen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89]+[.K89]" office:value-type="float" office:value="186" calcext:value-type="float">
            <text:p>186.00</text:p>
          </table:table-cell>
          <table:table-cell table:style-name="ce22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ashev-cee</text:p>
          </table:table-cell>
          <table:table-cell table:style-name="ce8" office:value-type="string" calcext:value-type="string">
            <text:p>Dobrin Bashev</text:p>
          </table:table-cell>
          <table:table-cell table:style-name="ce8" office:value-type="string" calcext:value-type="string">
            <text:p>Bulgaria - Gabrovo &amp; Plovdiv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0]+[.K90]" office:value-type="float" office:value="186" calcext:value-type="float">
            <text:p>186.00</text:p>
          </table:table-cell>
          <table:table-cell table:style-name="ce23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avrodiev-817</text:p>
          </table:table-cell>
          <table:table-cell table:style-name="ce8" office:value-type="string" calcext:value-type="string">
            <text:p>Tsvetoslav Mavrodiev</text:p>
          </table:table-cell>
          <table:table-cell table:style-name="ce8" office:value-type="string" calcext:value-type="string">
            <text:p>Bulgaria - Varna 2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1]+[.K91]" office:value-type="float" office:value="186" calcext:value-type="float">
            <text:p>186.00</text:p>
          </table:table-cell>
          <table:table-cell table:style-name="ce23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garkov-825</text:p>
          </table:table-cell>
          <table:table-cell table:style-name="ce8" office:value-type="string" calcext:value-type="string">
            <text:p>Velislav Garkov</text:p>
          </table:table-cell>
          <table:table-cell table:style-name="ce8" office:value-type="string" calcext:value-type="string">
            <text:p>Bulgaria - Sofi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2]+[.K92]" office:value-type="float" office:value="186" calcext:value-type="float">
            <text:p>186.00</text:p>
          </table:table-cell>
          <table:table-cell table:style-name="ce23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linhart-4b1</text:p>
          </table:table-cell>
          <table:table-cell table:style-name="ce8" office:value-type="string" calcext:value-type="string">
            <text:p>Yoav Linhart</text:p>
          </table:table-cell>
          <table:table-cell table:style-name="ce8" office:value-type="string" calcext:value-type="string">
            <text:p>Israel - Team CELP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128" calcext:value-type="float">
            <text:p>128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11" calcext:value-type="float">
            <text:p>11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57" calcext:value-type="float">
            <text:p>57.00</text:p>
          </table:table-cell>
          <table:table-cell table:style-name="ce139" table:formula="of:=[.G93]+[.K93]" office:value-type="float" office:value="185" calcext:value-type="float">
            <text:p>185.00</text:p>
          </table:table-cell>
          <table:table-cell table:style-name="ce233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onut-728</text:p>
          </table:table-cell>
          <table:table-cell table:style-name="ce8" office:value-type="string" calcext:value-type="string">
            <text:p>Andrei Onuț</text:p>
          </table:table-cell>
          <table:table-cell table:style-name="ce8" office:value-type="string" calcext:value-type="string">
            <text:p>Romania - Ploiești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4]+[.K94]" office:value-type="float" office:value="175" calcext:value-type="float">
            <text:p>175.00</text:p>
          </table:table-cell>
          <table:table-cell table:style-name="ce23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indzheva-a7c</text:p>
          </table:table-cell>
          <table:table-cell table:style-name="ce8" office:value-type="string" calcext:value-type="string">
            <text:p>Bilyana Indzheva</text:p>
          </table:table-cell>
          <table:table-cell table:style-name="ce8" office:value-type="string" calcext:value-type="string">
            <text:p>Bulgaria - YART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5]+[.K95]" office:value-type="float" office:value="175" calcext:value-type="float">
            <text:p>175.00</text:p>
          </table:table-cell>
          <table:table-cell table:style-name="ce235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tamyarov-30c</text:p>
          </table:table-cell>
          <table:table-cell table:style-name="ce8" office:value-type="string" calcext:value-type="string">
            <text:p>Ilya Tamyarov</text:p>
          </table:table-cell>
          <table:table-cell table:style-name="ce8" office:value-type="string" calcext:value-type="string">
            <text:p>Russia - Tatarstan 4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6]+[.K96]" office:value-type="float" office:value="175" calcext:value-type="float">
            <text:p>175.00</text:p>
          </table:table-cell>
          <table:table-cell table:style-name="ce236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arsenoiu-304</text:p>
          </table:table-cell>
          <table:table-cell table:style-name="ce8" office:value-type="string" calcext:value-type="string">
            <text:p>Iulian Arsenoiu</text:p>
          </table:table-cell>
          <table:table-cell table:style-name="ce8" office:value-type="string" calcext:value-type="string">
            <text:p>Romania - Ploiești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7]+[.K97]" office:value-type="float" office:value="175" calcext:value-type="float">
            <text:p>175.00</text:p>
          </table:table-cell>
          <table:table-cell table:style-name="ce237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milenov-118</text:p>
          </table:table-cell>
          <table:table-cell table:style-name="ce8" office:value-type="string" calcext:value-type="string">
            <text:p>Ivan Smilenov</text:p>
          </table:table-cell>
          <table:table-cell table:style-name="ce8" office:value-type="string" calcext:value-type="string">
            <text:p>Bulgaria - Shumen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98]+[.K98]" office:value-type="float" office:value="175" calcext:value-type="float">
            <text:p>175.00</text:p>
          </table:table-cell>
          <table:table-cell table:style-name="ce238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vukelic-a06</text:p>
          </table:table-cell>
          <table:table-cell table:style-name="ce8" office:value-type="string" calcext:value-type="string">
            <text:p>Mateja Vukelic</text:p>
          </table:table-cell>
          <table:table-cell table:style-name="ce8" office:value-type="string" calcext:value-type="string">
            <text:p>Serbia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3" calcext:value-type="float">
            <text:p>13.00</text:p>
          </table:table-cell>
          <table:table-cell table:style-name="ce131" office:value-type="float" office:value="49" calcext:value-type="float">
            <text:p>49.00</text:p>
          </table:table-cell>
          <table:table-cell table:style-name="ce139" office:value-type="float" office:value="90" calcext:value-type="float">
            <text:p>90.00</text:p>
          </table:table-cell>
          <table:table-cell table:style-name="ce131" office:value-type="float" office:value="61" calcext:value-type="float">
            <text:p>61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85" calcext:value-type="float">
            <text:p>85.00</text:p>
          </table:table-cell>
          <table:table-cell table:style-name="ce141" table:formula="of:=[.G99]+[.K99]" office:value-type="float" office:value="175" calcext:value-type="float">
            <text:p>175.00</text:p>
          </table:table-cell>
          <table:table-cell table:style-name="ce239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hov-fa5</text:p>
          </table:table-cell>
          <table:table-cell table:style-name="ce8" office:value-type="string" calcext:value-type="string">
            <text:p>Rumen Mihov</text:p>
          </table:table-cell>
          <table:table-cell table:style-name="ce8" office:value-type="string" calcext:value-type="string">
            <text:p>Bulgaria - YART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100]+[.K100]" office:value-type="float" office:value="175" calcext:value-type="float">
            <text:p>175.00</text:p>
          </table:table-cell>
          <table:table-cell table:style-name="ce240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mil-fc6</text:p>
          </table:table-cell>
          <table:table-cell table:style-name="ce8" office:value-type="string" calcext:value-type="string">
            <text:p>Vitalii Mil</text:p>
          </table:table-cell>
          <table:table-cell table:style-name="ce8" office:value-type="string" calcext:value-type="string">
            <text:p>Ukraine 3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101]+[.K101]" office:value-type="float" office:value="175" calcext:value-type="float">
            <text:p>175.00</text:p>
          </table:table-cell>
          <table:table-cell table:style-name="ce241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slavchev-6ea</text:p>
          </table:table-cell>
          <table:table-cell table:style-name="ce8" office:value-type="string" calcext:value-type="string">
            <text:p>Yuliyan Slavchev</text:p>
          </table:table-cell>
          <table:table-cell table:style-name="ce8" office:value-type="string" calcext:value-type="string">
            <text:p>Bulgaria - Sofia 1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83" calcext:value-type="float">
            <text:p>83.00</text:p>
          </table:table-cell>
          <table:table-cell table:style-name="ce131" office:value-type="float" office:value="18" calcext:value-type="float">
            <text:p>18.00</text:p>
          </table:table-cell>
          <table:table-cell table:style-name="ce139" office:value-type="float" office:value="129" calcext:value-type="float">
            <text:p>129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41" table:formula="of:=[.G102]+[.K102]" office:value-type="float" office:value="175" calcext:value-type="float">
            <text:p>175.00</text:p>
          </table:table-cell>
          <table:table-cell table:style-name="ce242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table:style-name="ce8" office:value-type="string" calcext:value-type="string">
            <text:p>boaca-351</text:p>
          </table:table-cell>
          <table:table-cell table:style-name="ce8" office:value-type="string" calcext:value-type="string">
            <text:p>Andrei Boacă</text:p>
          </table:table-cell>
          <table:table-cell table:style-name="ce8" office:value-type="string" calcext:value-type="string">
            <text:p>Romania - Juniors</text:p>
          </table:table-cell>
          <table:table-cell table:style-name="ce131" office:value-type="float" office:value="28" calcext:value-type="float">
            <text:p>28.00</text:p>
          </table:table-cell>
          <table:table-cell table:style-name="ce131" office:value-type="float" office:value="100" calcext:value-type="float">
            <text:p>10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9" office:value-type="float" office:value="128" calcext:value-type="float">
            <text:p>128.00</text:p>
          </table:table-cell>
          <table:table-cell table:style-name="ce131" office:value-type="float" office:value="22" calcext:value-type="float">
            <text:p>22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31" office:value-type="float" office:value="24" calcext:value-type="float">
            <text:p>24.00</text:p>
          </table:table-cell>
          <table:table-cell table:style-name="ce139" office:value-type="float" office:value="46" calcext:value-type="float">
            <text:p>46.00</text:p>
          </table:table-cell>
          <table:table-cell table:style-name="ce139" table:formula="of:=[.G103]+[.K103]" office:value-type="float" office:value="174" calcext:value-type="float">
            <text:p>174.00</text:p>
          </table:table-cell>
          <table:table-cell table:style-name="ce194" office:value-type="string" calcext:value-type="string">
            <text:p>BRONZE</text:p>
          </table:table-cell>
          <table:table-cell table:style-name="ce8" table:number-columns-repeated="1011"/>
        </table:table-row>
        <table:table-row table:style-name="ro1">
          <table:table-cell office:value-type="string" calcext:value-type="string">
            <text:p>giovanazzi-0f3</text:p>
          </table:table-cell>
          <table:table-cell office:value-type="string" calcext:value-type="string">
            <text:p>Fabio Giovanazzi</text:p>
          </table:table-cell>
          <table:table-cell office:value-type="string" calcext:value-type="string">
            <text:p>Italy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04]+[.K104]" office:value-type="float" office:value="168" calcext:value-type="float">
            <text:p>168.00</text:p>
          </table:table-cell>
          <table:table-cell table:number-columns-repeated="1012"/>
        </table:table-row>
        <table:table-row table:style-name="ro1">
          <table:table-cell table:style-name="ce126" office:value-type="string" calcext:value-type="string">
            <text:p>peticaru-f41</text:p>
          </table:table-cell>
          <table:table-cell table:style-name="ce126" office:value-type="string" calcext:value-type="string">
            <text:p>Alexandru Peticaru</text:p>
          </table:table-cell>
          <table:table-cell table:style-name="ce126" office:value-type="string" calcext:value-type="string">
            <text:p>Romania - Bucharest 2</text:p>
          </table:table-cell>
          <table:table-cell table:style-name="ce133" office:value-type="float" office:value="28" calcext:value-type="float">
            <text:p>28.00</text:p>
          </table:table-cell>
          <table:table-cell table:style-name="ce133" office:value-type="float" office:value="13" calcext:value-type="float">
            <text:p>13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34" office:value-type="float" office:value="41" calcext:value-type="float">
            <text:p>41.00</text:p>
          </table:table-cell>
          <table:table-cell table:style-name="ce134" office:value-type="float" office:value="100" calcext:value-type="float">
            <text:p>100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33" office:value-type="float" office:value="24" calcext:value-type="float">
            <text:p>24.00</text:p>
          </table:table-cell>
          <table:table-cell table:style-name="ce134" office:value-type="float" office:value="124" calcext:value-type="float">
            <text:p>124.00</text:p>
          </table:table-cell>
          <table:table-cell table:style-name="ce134" table:formula="of:=[.G105]+[.K105]" office:value-type="float" office:value="165" calcext:value-type="float">
            <text:p>165.00</text:p>
          </table:table-cell>
          <table:table-cell table:style-name="ce244" office:value-type="string" calcext:value-type="string">
            <text:p>HONOURABLE MENTION – Didn’t get medal but received full credit for a problem</text:p>
          </table:table-cell>
          <table:table-cell table:style-name="ce126" table:number-columns-repeated="1011"/>
        </table:table-row>
        <table:table-row table:style-name="ro1">
          <table:table-cell office:value-type="string" calcext:value-type="string">
            <text:p>toma-827</text:p>
          </table:table-cell>
          <table:table-cell office:value-type="string" calcext:value-type="string">
            <text:p>Eliza Toma</text:p>
          </table:table-cell>
          <table:table-cell office:value-type="string" calcext:value-type="string">
            <text:p>Romania - CNITV Juniors 1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29" calcext:value-type="float">
            <text:p>129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06]+[.K106]" office:value-type="float" office:value="162" calcext:value-type="float">
            <text:p>162.00</text:p>
          </table:table-cell>
          <table:table-cell table:number-columns-repeated="1012"/>
        </table:table-row>
        <table:table-row table:style-name="ro1">
          <table:table-cell table:style-name="ce126" office:value-type="string" calcext:value-type="string">
            <text:p>chkhaidze-23f</text:p>
          </table:table-cell>
          <table:table-cell table:style-name="ce126" office:value-type="string" calcext:value-type="string">
            <text:p>George Chkhaidze</text:p>
          </table:table-cell>
          <table:table-cell table:style-name="ce126" office:value-type="string" calcext:value-type="string">
            <text:p>Georgia</text:p>
          </table:table-cell>
          <table:table-cell table:style-name="ce133" office:value-type="float" office:value="7" calcext:value-type="float">
            <text:p>7.00</text:p>
          </table:table-cell>
          <table:table-cell table:style-name="ce133" office:value-type="float" office:value="13" calcext:value-type="float">
            <text:p>13.00</text:p>
          </table:table-cell>
          <table:table-cell table:style-name="ce133" office:value-type="float" office:value="18" calcext:value-type="float">
            <text:p>18.00</text:p>
          </table:table-cell>
          <table:table-cell table:style-name="ce134" office:value-type="float" office:value="38" calcext:value-type="float">
            <text:p>38.00</text:p>
          </table:table-cell>
          <table:table-cell table:style-name="ce134" office:value-type="float" office:value="100" calcext:value-type="float">
            <text:p>100.00</text:p>
          </table:table-cell>
          <table:table-cell table:style-name="ce133" office:value-type="float" office:value="0" calcext:value-type="float">
            <text:p>0.00</text:p>
          </table:table-cell>
          <table:table-cell table:style-name="ce133" office:value-type="float" office:value="24" calcext:value-type="float">
            <text:p>24.00</text:p>
          </table:table-cell>
          <table:table-cell table:style-name="ce134" office:value-type="float" office:value="124" calcext:value-type="float">
            <text:p>124.00</text:p>
          </table:table-cell>
          <table:table-cell table:style-name="ce134" table:formula="of:=[.G107]+[.K107]" office:value-type="float" office:value="162" calcext:value-type="float">
            <text:p>162.00</text:p>
          </table:table-cell>
          <table:table-cell table:style-name="ce244" office:value-type="string" calcext:value-type="string">
            <text:p>HONOURABLE MENTION – Didn’t get medal but received full credit for a problem</text:p>
          </table:table-cell>
          <table:table-cell table:style-name="ce126" table:number-columns-repeated="1011"/>
        </table:table-row>
        <table:table-row table:style-name="ro1">
          <table:table-cell office:value-type="string" calcext:value-type="string">
            <text:p>anic-be9</text:p>
          </table:table-cell>
          <table:table-cell office:value-type="string" calcext:value-type="string">
            <text:p>Vito Anić</text:p>
          </table:table-cell>
          <table:table-cell office:value-type="string" calcext:value-type="string">
            <text:p>Croatia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31" calcext:value-type="float">
            <text:p>31.00</text:p>
          </table:table-cell>
          <table:table-cell office:value-type="float" office:value="11" calcext:value-type="float">
            <text:p>11.00</text:p>
          </table:table-cell>
          <table:table-cell office:value-type="float" office:value="103" calcext:value-type="float">
            <text:p>103.00</text:p>
          </table:table-cell>
          <table:table-cell table:formula="of:=[.G108]+[.K108]" office:value-type="float" office:value="162" calcext:value-type="float">
            <text:p>162.00</text:p>
          </table:table-cell>
          <table:table-cell table:number-columns-repeated="1012"/>
        </table:table-row>
        <table:table-row table:style-name="ro1">
          <table:table-cell table:style-name="ce126" office:value-type="string" calcext:value-type="string">
            <text:p>kharisov-ed1</text:p>
          </table:table-cell>
          <table:table-cell table:style-name="ce126" office:value-type="string" calcext:value-type="string">
            <text:p>Bulat Kharisov</text:p>
          </table:table-cell>
          <table:table-cell table:style-name="ce126" office:value-type="string" calcext:value-type="string">
            <text:p>Russia - Tatarstan 3</text:p>
          </table:table-cell>
          <table:table-cell table:number-columns-repeated="2" table:style-name="ce133" office:value-type="float" office:value="0" calcext:value-type="float">
            <text:p>0.00</text:p>
          </table:table-cell>
          <table:table-cell table:number-columns-repeated="2" table:style-name="ce134" office:value-type="float" office:value="100" calcext:value-type="float">
            <text:p>100.00</text:p>
          </table:table-cell>
          <table:table-cell table:style-name="ce133" office:value-type="float" office:value="61" calcext:value-type="float">
            <text:p>61.00</text:p>
          </table:table-cell>
          <table:table-cell table:number-columns-repeated="2" table:style-name="ce133" office:value-type="float" office:value="0" calcext:value-type="float">
            <text:p>0.00</text:p>
          </table:table-cell>
          <table:table-cell table:style-name="ce134" office:value-type="float" office:value="61" calcext:value-type="float">
            <text:p>61.00</text:p>
          </table:table-cell>
          <table:table-cell table:style-name="ce134" table:formula="of:=[.G109]+[.K109]" office:value-type="float" office:value="161" calcext:value-type="float">
            <text:p>161.00</text:p>
          </table:table-cell>
          <table:table-cell table:style-name="ce244" office:value-type="string" calcext:value-type="string">
            <text:p>HONOURABLE MENTION – Didn’t get medal but received full credit for a problem</text:p>
          </table:table-cell>
          <table:table-cell table:style-name="ce126" table:number-columns-repeated="1011"/>
        </table:table-row>
        <table:table-row table:style-name="ro1">
          <table:table-cell office:value-type="string" calcext:value-type="string">
            <text:p>kovacs-627</text:p>
          </table:table-cell>
          <table:table-cell office:value-type="string" calcext:value-type="string">
            <text:p>Alex Kovács</text:p>
          </table:table-cell>
          <table:table-cell office:value-type="string" calcext:value-type="string">
            <text:p>Hungary 2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1" calcext:value-type="float">
            <text:p>101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10]+[.K110]" office:value-type="float" office:value="158" calcext:value-type="float">
            <text:p>158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tev-270</text:p>
          </table:table-cell>
          <table:table-cell office:value-type="string" calcext:value-type="string">
            <text:p>Aleksandar Gatev</text:p>
          </table:table-cell>
          <table:table-cell office:value-type="string" calcext:value-type="string">
            <text:p>Bulgaria - Sofia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1]+[.K111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anina-a29</text:p>
          </table:table-cell>
          <table:table-cell office:value-type="string" calcext:value-type="string">
            <text:p>Iulia Slănină</text:p>
          </table:table-cell>
          <table:table-cell office:value-type="string" calcext:value-type="string">
            <text:p>Romania - CNITV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2]+[.K112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ov-40c</text:p>
          </table:table-cell>
          <table:table-cell office:value-type="string" calcext:value-type="string">
            <text:p>Konstantin Tomo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3]+[.K113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skiv-e40</text:p>
          </table:table-cell>
          <table:table-cell office:value-type="string" calcext:value-type="string">
            <text:p>Vladyslav Myskiv</text:p>
          </table:table-cell>
          <table:table-cell office:value-type="string" calcext:value-type="string">
            <text:p>Ukraine 4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4]+[.K114]" office:value-type="float" office:value="157" calcext:value-type="float">
            <text:p>15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zekely-a19</text:p>
          </table:table-cell>
          <table:table-cell office:value-type="string" calcext:value-type="string">
            <text:p>Milán Székely</text:p>
          </table:table-cell>
          <table:table-cell office:value-type="string" calcext:value-type="string">
            <text:p>Hungary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44" calcext:value-type="float">
            <text:p>44.00</text:p>
          </table:table-cell>
          <table:table-cell table:formula="of:=[.G115]+[.K115]" office:value-type="float" office:value="155" calcext:value-type="float">
            <text:p>15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tfullin-348</text:p>
          </table:table-cell>
          <table:table-cell office:value-type="string" calcext:value-type="string">
            <text:p>Kamil Notfullin</text:p>
          </table:table-cell>
          <table:table-cell office:value-type="string" calcext:value-type="string">
            <text:p>Russia - Tatarstan 2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6]+[.K116]" office:value-type="float" office:value="154" calcext:value-type="float">
            <text:p>15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darov-c36</text:p>
          </table:table-cell>
          <table:table-cell office:value-type="string" calcext:value-type="string">
            <text:p>Radostin Handarov</text:p>
          </table:table-cell>
          <table:table-cell office:value-type="string" calcext:value-type="string">
            <text:p>Bulgaria - YART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17]+[.K117]" office:value-type="float" office:value="154" calcext:value-type="float">
            <text:p>15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nysiuk-d1a</text:p>
          </table:table-cell>
          <table:table-cell office:value-type="string" calcext:value-type="string">
            <text:p>Vladyslav Denysiuk</text:p>
          </table:table-cell>
          <table:table-cell office:value-type="string" calcext:value-type="string">
            <text:p>Ukraine 2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49" calcext:value-type="float">
            <text:p>49.00</text:p>
          </table:table-cell>
          <table:table-cell office:value-type="float" office:value="69" calcext:value-type="float">
            <text:p>6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18]+[.K118]" office:value-type="float" office:value="154" calcext:value-type="float">
            <text:p>15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zzatulin-363</text:p>
          </table:table-cell>
          <table:table-cell office:value-type="string" calcext:value-type="string">
            <text:p>Amir Gizzatulin</text:p>
          </table:table-cell>
          <table:table-cell office:value-type="string" calcext:value-type="string">
            <text:p>Russia - Tatarstan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29" calcext:value-type="float">
            <text:p>129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24" calcext:value-type="float">
            <text:p>24.00</text:p>
          </table:table-cell>
          <table:table-cell table:formula="of:=[.G119]+[.K119]" office:value-type="float" office:value="153" calcext:value-type="float">
            <text:p>1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opolinov-9bb</text:p>
          </table:table-cell>
          <table:table-cell office:value-type="string" calcext:value-type="string">
            <text:p>Daniel Tropolinov</text:p>
          </table:table-cell>
          <table:table-cell office:value-type="string" calcext:value-type="string">
            <text:p>Bulgaria - Veliko Tarnovo</text:p>
          </table:table-cell>
          <table:table-cell office:value-type="float" office:value="28" calcext:value-type="float">
            <text:p>28.00</text:p>
          </table:table-cell>
          <table:table-cell office:value-type="float" office:value="50" calcext:value-type="float">
            <text:p>50.00</text:p>
          </table:table-cell>
          <table:table-cell office:value-type="float" office:value="18" calcext:value-type="float">
            <text:p>18.00</text:p>
          </table:table-cell>
          <table:table-cell office:value-type="float" office:value="96" calcext:value-type="float">
            <text:p>96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20]+[.K120]" office:value-type="float" office:value="153" calcext:value-type="float">
            <text:p>1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chev-67e</text:p>
          </table:table-cell>
          <table:table-cell office:value-type="string" calcext:value-type="string">
            <text:p>Jasen Pench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28" calcext:value-type="float">
            <text:p>28.00</text:p>
          </table:table-cell>
          <table:table-cell office:value-type="float" office:value="50" calcext:value-type="float">
            <text:p>50.00</text:p>
          </table:table-cell>
          <table:table-cell office:value-type="float" office:value="18" calcext:value-type="float">
            <text:p>18.00</text:p>
          </table:table-cell>
          <table:table-cell office:value-type="float" office:value="96" calcext:value-type="float">
            <text:p>96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21]+[.K121]" office:value-type="float" office:value="153" calcext:value-type="float">
            <text:p>1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hilardi-931</text:p>
          </table:table-cell>
          <table:table-cell office:value-type="string" calcext:value-type="string">
            <text:p>Michele Ghilardi</text:p>
          </table:table-cell>
          <table:table-cell office:value-type="string" calcext:value-type="string">
            <text:p>Italy 2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44" calcext:value-type="float">
            <text:p>44.00</text:p>
          </table:table-cell>
          <table:table-cell table:formula="of:=[.G122]+[.K122]" office:value-type="float" office:value="152" calcext:value-type="float">
            <text:p>15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hov-a17</text:p>
          </table:table-cell>
          <table:table-cell office:value-type="string" calcext:value-type="string">
            <text:p>Boris Mihov</text:p>
          </table:table-cell>
          <table:table-cell office:value-type="string" calcext:value-type="string">
            <text:p>Bulgaria - Sofia 2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23]+[.K123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saharov-5df</text:p>
          </table:table-cell>
          <table:table-cell office:value-type="string" calcext:value-type="string">
            <text:p>Omer Issaharov</text:p>
          </table:table-cell>
          <table:table-cell office:value-type="string" calcext:value-type="string">
            <text:p>Israel - Team KISG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formula="of:=[.G124]+[.K124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rmov-159</text:p>
          </table:table-cell>
          <table:table-cell office:value-type="string" calcext:value-type="string">
            <text:p>Renat Karimov</text:p>
          </table:table-cell>
          <table:table-cell office:value-type="string" calcext:value-type="string">
            <text:p>Russia - Tatarstan 1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25]+[.K125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girescu-afb</text:p>
          </table:table-cell>
          <table:table-cell office:value-type="string" calcext:value-type="string">
            <text:p>Tudor Ștefan Magirescu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26]+[.K126]" office:value-type="float" office:value="144" calcext:value-type="float">
            <text:p>14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rei-a80</text:p>
          </table:table-cell>
          <table:table-cell office:value-type="string" calcext:value-type="string">
            <text:p>Alexandru Andrei</text:p>
          </table:table-cell>
          <table:table-cell office:value-type="string" calcext:value-type="string">
            <text:p>Moldova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18" calcext:value-type="float">
            <text:p>18.00</text:p>
          </table:table-cell>
          <table:table-cell office:value-type="float" office:value="108" calcext:value-type="float">
            <text:p>10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27]+[.K127]" office:value-type="float" office:value="141" calcext:value-type="float">
            <text:p>14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ice-530</text:p>
          </table:table-cell>
          <table:table-cell office:value-type="string" calcext:value-type="string">
            <text:p>Victor Purice</text:p>
          </table:table-cell>
          <table:table-cell office:value-type="string" calcext:value-type="string">
            <text:p>Moldova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96" calcext:value-type="float">
            <text:p>96.00</text:p>
          </table:table-cell>
          <table:table-cell table:formula="of:=[.G128]+[.K128]" office:value-type="float" office:value="137" calcext:value-type="float">
            <text:p>13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rpenko-2c2</text:p>
          </table:table-cell>
          <table:table-cell office:value-type="string" calcext:value-type="string">
            <text:p>Daryna Karpenko</text:p>
          </table:table-cell>
          <table:table-cell office:value-type="string" calcext:value-type="string">
            <text:p>Ukraine 3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29]+[.K129]" office:value-type="float" office:value="133" calcext:value-type="float">
            <text:p>13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ata-palade-447</text:p>
          </table:table-cell>
          <table:table-cell office:value-type="string" calcext:value-type="string">
            <text:p>Mircea Roată-Palade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30]+[.K130]" office:value-type="float" office:value="133" calcext:value-type="float">
            <text:p>13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panadze-dc5</text:p>
          </table:table-cell>
          <table:table-cell office:value-type="string" calcext:value-type="string">
            <text:p>Ioane Kapanadze</text:p>
          </table:table-cell>
          <table:table-cell office:value-type="string" calcext:value-type="string">
            <text:p>Georgia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72" calcext:value-type="float">
            <text:p>72.00</text:p>
          </table:table-cell>
          <table:table-cell table:formula="of:=[.G131]+[.K131]" office:value-type="float" office:value="131" calcext:value-type="float">
            <text:p>13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ucan-068</text:p>
          </table:table-cell>
          <table:table-cell office:value-type="string" calcext:value-type="string">
            <text:p>Caspar Schucan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32]+[.K132]" office:value-type="float" office:value="129" calcext:value-type="float">
            <text:p>1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ianu-b44</text:p>
          </table:table-cell>
          <table:table-cell office:value-type="string" calcext:value-type="string">
            <text:p>Ioana Jianu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33]+[.K133]" office:value-type="float" office:value="129" calcext:value-type="float">
            <text:p>1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vu-124</text:p>
          </table:table-cell>
          <table:table-cell office:value-type="string" calcext:value-type="string">
            <text:p>Ștefan Cătălin Savu</text:p>
          </table:table-cell>
          <table:table-cell office:value-type="string" calcext:value-type="string">
            <text:p>Romania - Juniors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34]+[.K134]" office:value-type="float" office:value="129" calcext:value-type="float">
            <text:p>1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asikov-ac2</text:p>
          </table:table-cell>
          <table:table-cell office:value-type="string" calcext:value-type="string">
            <text:p>Vladimir Gerasikov</text:p>
          </table:table-cell>
          <table:table-cell office:value-type="string" calcext:value-type="string">
            <text:p>Russia - Chelyabinsk 2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35]+[.K135]" office:value-type="float" office:value="126" calcext:value-type="float">
            <text:p>12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pov-802</text:p>
          </table:table-cell>
          <table:table-cell office:value-type="string" calcext:value-type="string">
            <text:p>Ivan Lupov</text:p>
          </table:table-cell>
          <table:table-cell office:value-type="string" calcext:value-type="string">
            <text:p>Bulgaria - Varna 1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36]+[.K136]" office:value-type="float" office:value="123" calcext:value-type="float">
            <text:p>12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ndulescu-6f9</text:p>
          </table:table-cell>
          <table:table-cell office:value-type="string" calcext:value-type="string">
            <text:p>Alexandru Săndulescu</text:p>
          </table:table-cell>
          <table:table-cell office:value-type="string" calcext:value-type="string">
            <text:p>Romania - Ploiești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1" calcext:value-type="float">
            <text:p>11.00</text:p>
          </table:table-cell>
          <table:table-cell table:formula="of:=[.G137]+[.K137]" office:value-type="float" office:value="122" calcext:value-type="float">
            <text:p>1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ohn-a62</text:p>
          </table:table-cell>
          <table:table-cell office:value-type="string" calcext:value-type="string">
            <text:p>Josia John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table:formula="of:=[.G138]+[.K138]" office:value-type="float" office:value="122" calcext:value-type="float">
            <text:p>1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kva-f7e</text:p>
          </table:table-cell>
          <table:table-cell office:value-type="string" calcext:value-type="string">
            <text:p>Dávid Bukva</text:p>
          </table:table-cell>
          <table:table-cell office:value-type="string" calcext:value-type="string">
            <text:p>Hungary 1</text:p>
          </table:table-cell>
          <table:table-cell office:value-type="float" office:value="64.01" calcext:value-type="float">
            <text:p>6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4.01" calcext:value-type="float">
            <text:p>64.01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39]+[.K139]" office:value-type="float" office:value="121.01" calcext:value-type="float">
            <text:p>121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sini-cae</text:p>
          </table:table-cell>
          <table:table-cell office:value-type="string" calcext:value-type="string">
            <text:p>Alessandro Minisini</text:p>
          </table:table-cell>
          <table:table-cell office:value-type="string" calcext:value-type="string">
            <text:p>Italy 2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59" calcext:value-type="float">
            <text:p>59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40]+[.K140]" office:value-type="float" office:value="116" calcext:value-type="float">
            <text:p>11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merdzhiev-a89</text:p>
          </table:table-cell>
          <table:table-cell office:value-type="string" calcext:value-type="string">
            <text:p>Borislav Semerdzhiev</text:p>
          </table:table-cell>
          <table:table-cell office:value-type="string" calcext:value-type="string">
            <text:p>Bulgaria - Shumen 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31" calcext:value-type="float">
            <text:p>31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85" calcext:value-type="float">
            <text:p>85.00</text:p>
          </table:table-cell>
          <table:table-cell table:formula="of:=[.G141]+[.K141]" office:value-type="float" office:value="116" calcext:value-type="float">
            <text:p>11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dea-25c</text:p>
          </table:table-cell>
          <table:table-cell office:value-type="string" calcext:value-type="string">
            <text:p>George Dănuț Aldea</text:p>
          </table:table-cell>
          <table:table-cell office:value-type="string" calcext:value-type="string">
            <text:p>Romania - Craiova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18" calcext:value-type="float">
            <text:p>18.00</text:p>
          </table:table-cell>
          <table:table-cell office:value-type="float" office:value="68" calcext:value-type="float">
            <text:p>6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42]+[.K142]" office:value-type="float" office:value="114" calcext:value-type="float">
            <text:p>11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a-521</text:p>
          </table:table-cell>
          <table:table-cell office:value-type="string" calcext:value-type="string">
            <text:p>Ovidiu Rață</text:p>
          </table:table-cell>
          <table:table-cell office:value-type="string" calcext:value-type="string">
            <text:p>Moldova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3]+[.K143]" office:value-type="float" office:value="112" calcext:value-type="float">
            <text:p>11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chev-11a</text:p>
          </table:table-cell>
          <table:table-cell office:value-type="string" calcext:value-type="string">
            <text:p>Petar Bonchev</text:p>
          </table:table-cell>
          <table:table-cell office:value-type="string" calcext:value-type="string">
            <text:p>Bulgaria - YART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4]+[.K144]" office:value-type="float" office:value="112" calcext:value-type="float">
            <text:p>11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haylov-c56</text:p>
          </table:table-cell>
          <table:table-cell office:value-type="string" calcext:value-type="string">
            <text:p>Miroslav Mihaylov</text:p>
          </table:table-cell>
          <table:table-cell office:value-type="string" calcext:value-type="string">
            <text:p>Bulgaria - Veliko Tarnovo</text:p>
          </table:table-cell>
          <table:table-cell office:value-type="float" office:value="28" calcext:value-type="float">
            <text:p>28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45]+[.K145]" office:value-type="float" office:value="111" calcext:value-type="float">
            <text:p>11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nev-277</text:p>
          </table:table-cell>
          <table:table-cell office:value-type="string" calcext:value-type="string">
            <text:p>Aleksandar Yanev</text:p>
          </table:table-cell>
          <table:table-cell office:value-type="string" calcext:value-type="string">
            <text:p>Bulgaria - Varna 1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6]+[.K146]" office:value-type="float" office:value="105" calcext:value-type="float">
            <text:p>10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oyanov-9de</text:p>
          </table:table-cell>
          <table:table-cell office:value-type="string" calcext:value-type="string">
            <text:p>Boris Stoyanov</text:p>
          </table:table-cell>
          <table:table-cell office:value-type="string" calcext:value-type="string">
            <text:p>Bulgaria - Varna 1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7]+[.K147]" office:value-type="float" office:value="105" calcext:value-type="float">
            <text:p>10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abes-e51</text:p>
          </table:table-cell>
          <table:table-cell office:value-type="string" calcext:value-type="string">
            <text:p>Răzvan Boabeș</text:p>
          </table:table-cell>
          <table:table-cell office:value-type="string" calcext:value-type="string">
            <text:p>Romania - CNITV Juniors 2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48]+[.K148]" office:value-type="float" office:value="105" calcext:value-type="float">
            <text:p>105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ga-d0b</text:p>
          </table:table-cell>
          <table:table-cell office:value-type="string" calcext:value-type="string">
            <text:p>Ștefan Țaga</text:p>
          </table:table-cell>
          <table:table-cell office:value-type="string" calcext:value-type="string">
            <text:p>Romania - Ploiești</text:p>
          </table:table-cell>
          <table:table-cell office:value-type="float" office:value="7" calcext:value-type="float">
            <text:p>7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float" office:value="57" calcext:value-type="float">
            <text:p>57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49]+[.K149]" office:value-type="float" office:value="103" calcext:value-type="float">
            <text:p>10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meth-9dc</text:p>
          </table:table-cell>
          <table:table-cell office:value-type="string" calcext:value-type="string">
            <text:p>Márton Németh</text:p>
          </table:table-cell>
          <table:table-cell office:value-type="string" calcext:value-type="string">
            <text:p>Hungary 1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formula="of:=[.G150]+[.K150]" office:value-type="float" office:value="102" calcext:value-type="float">
            <text:p>10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odorov-700</text:p>
          </table:table-cell>
          <table:table-cell office:value-type="string" calcext:value-type="string">
            <text:p>Andrei Feodorov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.00</text:p>
          </table:table-cell>
          <table:table-cell office:value-type="float" office:value="0" calcext:value-type="float">
            <text:p>0.00</text:p>
          </table:table-cell>
          <table:table-cell office:value-type="float" office:value="49" calcext:value-type="float">
            <text:p>49.00</text:p>
          </table:table-cell>
          <table:table-cell office:value-type="float" office:value="77" calcext:value-type="float">
            <text:p>77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51]+[.K151]" office:value-type="float" office:value="99" calcext:value-type="float">
            <text:p>9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o-389</text:p>
          </table:table-cell>
          <table:table-cell office:value-type="string" calcext:value-type="string">
            <text:p>Zhiyi Luo</text:p>
          </table:table-cell>
          <table:table-cell office:value-type="string" calcext:value-type="string">
            <text:p>Belgium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57" calcext:value-type="float">
            <text:p>57.00</text:p>
          </table:table-cell>
          <table:table-cell table:formula="of:=[.G152]+[.K152]" office:value-type="float" office:value="98" calcext:value-type="float">
            <text:p>98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ivas-775</text:p>
          </table:table-cell>
          <table:table-cell office:value-type="string" calcext:value-type="string">
            <text:p>Vlad Haivas</text:p>
          </table:table-cell>
          <table:table-cell office:value-type="string" calcext:value-type="string">
            <text:p>Romania - CNITV Juniors 1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61" calcext:value-type="float">
            <text:p>61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72" calcext:value-type="float">
            <text:p>72.00</text:p>
          </table:table-cell>
          <table:table-cell table:formula="of:=[.G153]+[.K153]" office:value-type="float" office:value="97" calcext:value-type="float">
            <text:p>9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lenei-a68</text:p>
          </table:table-cell>
          <table:table-cell office:value-type="string" calcext:value-type="string">
            <text:p>Alex-Ioan Aelenei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1" calcext:value-type="float">
            <text:p>11.00</text:p>
          </table:table-cell>
          <table:table-cell table:formula="of:=[.G154]+[.K154]" office:value-type="float" office:value="94" calcext:value-type="float">
            <text:p>9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kov-6dc</text:p>
          </table:table-cell>
          <table:table-cell office:value-type="string" calcext:value-type="string">
            <text:p>Stefan Minkov</text:p>
          </table:table-cell>
          <table:table-cell office:value-type="string" calcext:value-type="string">
            <text:p>Bulgaria - Varna &amp; Shumen</text:p>
          </table:table-cell>
          <table:table-cell office:value-type="float" office:value="7" calcext:value-type="float">
            <text:p>7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90" calcext:value-type="float">
            <text:p>90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5]+[.K155]" office:value-type="float" office:value="90" calcext:value-type="float">
            <text:p>9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kottova-121</text:p>
          </table:table-cell>
          <table:table-cell office:value-type="string" calcext:value-type="string">
            <text:p>Ema Skottova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56]+[.K156]" office:value-type="float" office:value="87" calcext:value-type="float">
            <text:p>8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ravskiy-233</text:p>
          </table:table-cell>
          <table:table-cell office:value-type="string" calcext:value-type="string">
            <text:p>Denys Taravskiy</text:p>
          </table:table-cell>
          <table:table-cell office:value-type="string" calcext:value-type="string">
            <text:p>Ukraine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7]+[.K157]" office:value-type="float" office:value="83" calcext:value-type="float">
            <text:p>8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ociea-cc0</text:p>
          </table:table-cell>
          <table:table-cell office:value-type="string" calcext:value-type="string">
            <text:p>Rareș-Andrei Ciociea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8]+[.K158]" office:value-type="float" office:value="83" calcext:value-type="float">
            <text:p>8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kolova-2ae</text:p>
          </table:table-cell>
          <table:table-cell office:value-type="string" calcext:value-type="string">
            <text:p>Vesela Nikolova</text:p>
          </table:table-cell>
          <table:table-cell office:value-type="string" calcext:value-type="string">
            <text:p>Bulgaria - Shumen 2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office:value-type="float" office:value="0" calcext:value-type="float">
            <text:p>0.00</text:p>
          </table:table-cell>
          <table:table-cell office:value-type="float" office:value="83" calcext:value-type="float">
            <text:p>83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59]+[.K159]" office:value-type="float" office:value="83" calcext:value-type="float">
            <text:p>8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xenie-98f</text:p>
          </table:table-cell>
          <table:table-cell office:value-type="string" calcext:value-type="string">
            <text:p>Raisa Axenie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float" office:value="50" calcext:value-type="float">
            <text:p>5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60]+[.K160]" office:value-type="float" office:value="72" calcext:value-type="float">
            <text:p>7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osevic-b34</text:p>
          </table:table-cell>
          <table:table-cell office:value-type="string" calcext:value-type="string">
            <text:p>Anja Milosevic</text:p>
          </table:table-cell>
          <table:table-cell office:value-type="string" calcext:value-type="string">
            <text:p>Serbia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float" office:value="18" calcext:value-type="float">
            <text:p>18.00</text:p>
          </table:table-cell>
          <table:table-cell office:value-type="float" office:value="25" calcext:value-type="float">
            <text:p>25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1]+[.K161]" office:value-type="float" office:value="71" calcext:value-type="float">
            <text:p>7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ntov-ece</text:p>
          </table:table-cell>
          <table:table-cell office:value-type="string" calcext:value-type="string">
            <text:p>Atanas Bunto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38" calcext:value-type="float">
            <text:p>3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62]+[.K162]" office:value-type="float" office:value="71" calcext:value-type="float">
            <text:p>7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sri-c8e</text:p>
          </table:table-cell>
          <table:table-cell office:value-type="string" calcext:value-type="string">
            <text:p>Sali Nazum Basri</text:p>
          </table:table-cell>
          <table:table-cell office:value-type="string" calcext:value-type="string">
            <text:p>Bulgaria - Shumen 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3]+[.K163]" office:value-type="float" office:value="64" calcext:value-type="float">
            <text:p>6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tev-209</text:p>
          </table:table-cell>
          <table:table-cell office:value-type="string" calcext:value-type="string">
            <text:p>Vesselin Mite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41" calcext:value-type="float">
            <text:p>41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64]+[.K164]" office:value-type="float" office:value="63" calcext:value-type="float">
            <text:p>6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delean-184</text:p>
          </table:table-cell>
          <table:table-cell office:value-type="string" calcext:value-type="string">
            <text:p>Alexandru Petru Ardelean</text:p>
          </table:table-cell>
          <table:table-cell office:value-type="string" calcext:value-type="string">
            <text:p>Romania - Bucharest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" calcext:value-type="float">
            <text:p>61.00</text:p>
          </table:table-cell>
          <table:table-cell table:formula="of:=[.G165]+[.K165]" office:value-type="float" office:value="61" calcext:value-type="float">
            <text:p>6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zotti-18a</text:p>
          </table:table-cell>
          <table:table-cell office:value-type="string" calcext:value-type="string">
            <text:p>Matteo-Alexandru Verzotti</text:p>
          </table:table-cell>
          <table:table-cell office:value-type="string" calcext:value-type="string">
            <text:p>Romania - CNITV Juniors 1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20" calcext:value-type="float">
            <text:p>2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66]+[.K166]" office:value-type="float" office:value="53" calcext:value-type="float">
            <text:p>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lae-109</text:p>
          </table:table-cell>
          <table:table-cell office:value-type="string" calcext:value-type="string">
            <text:p>Radu Mihai Nicolae</text:p>
          </table:table-cell>
          <table:table-cell office:value-type="string" calcext:value-type="string">
            <text:p>Romania - Craiova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7]+[.K167]" office:value-type="float" office:value="53" calcext:value-type="float">
            <text:p>53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mailov-197</text:p>
          </table:table-cell>
          <table:table-cell office:value-type="string" calcext:value-type="string">
            <text:p>Ferit Ismailov</text:p>
          </table:table-cell>
          <table:table-cell office:value-type="string" calcext:value-type="string">
            <text:p>Bulgaria - Shumen 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11" calcext:value-type="float">
            <text:p>11.00</text:p>
          </table:table-cell>
          <table:table-cell office:value-type="float" office:value="33" calcext:value-type="float">
            <text:p>33.00</text:p>
          </table:table-cell>
          <table:table-cell table:formula="of:=[.G168]+[.K168]" office:value-type="float" office:value="51" calcext:value-type="float">
            <text:p>5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jocaru-a0f</text:p>
          </table:table-cell>
          <table:table-cell office:value-type="string" calcext:value-type="string">
            <text:p>Andrei Cristian Cojocaru</text:p>
          </table:table-cell>
          <table:table-cell office:value-type="string" calcext:value-type="string">
            <text:p>Romania - Bucharest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69]+[.K169]" office:value-type="float" office:value="46" calcext:value-type="float">
            <text:p>4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rantzis-cfd</text:p>
          </table:table-cell>
          <table:table-cell office:value-type="string" calcext:value-type="string">
            <text:p>Athanasios Taprantzis</text:p>
          </table:table-cell>
          <table:table-cell office:value-type="string" calcext:value-type="string">
            <text:p>Greece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6" calcext:value-type="float">
            <text:p>46.00</text:p>
          </table:table-cell>
          <table:table-cell table:formula="of:=[.G170]+[.K170]" office:value-type="float" office:value="46" calcext:value-type="float">
            <text:p>4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ushniak-898</text:p>
          </table:table-cell>
          <table:table-cell office:value-type="string" calcext:value-type="string">
            <text:p>Denys Ratushniak</text:p>
          </table:table-cell>
          <table:table-cell office:value-type="string" calcext:value-type="string">
            <text:p>Ukraine 3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float" office:value="33" calcext:value-type="float">
            <text:p>33.00</text:p>
          </table:table-cell>
          <table:table-cell table:formula="of:=[.G171]+[.K171]" office:value-type="float" office:value="46" calcext:value-type="float">
            <text:p>46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ofeev-930</text:p>
          </table:table-cell>
          <table:table-cell office:value-type="string" calcext:value-type="string">
            <text:p>Kirill Timofeev</text:p>
          </table:table-cell>
          <table:table-cell office:value-type="string" calcext:value-type="string">
            <text:p>Russia - Tatarstan 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2]+[.K172]" office:value-type="float" office:value="40" calcext:value-type="float">
            <text:p>4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sman-06a</text:p>
          </table:table-cell>
          <table:table-cell office:value-type="string" calcext:value-type="string">
            <text:p>Nicole Grosman</text:p>
          </table:table-cell>
          <table:table-cell office:value-type="string" calcext:value-type="string">
            <text:p>Israel - Team KISG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31" calcext:value-type="float">
            <text:p>31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73]+[.K173]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ev-e41</text:p>
          </table:table-cell>
          <table:table-cell office:value-type="string" calcext:value-type="string">
            <text:p>Tsvetomir Bon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4]+[.K174]" office:value-type="float" office:value="29" calcext:value-type="float">
            <text:p>29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stov-d86</text:p>
          </table:table-cell>
          <table:table-cell office:value-type="string" calcext:value-type="string">
            <text:p>Mihail Kostov</text:p>
          </table:table-cell>
          <table:table-cell office:value-type="string" calcext:value-type="string">
            <text:p>Bulgaria - Shumen 2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2" office:value-type="float" office:value="24" calcext:value-type="float">
            <text:p>24.00</text:p>
          </table:table-cell>
          <table:table-cell table:formula="of:=[.G175]+[.K175]" office:value-type="float" office:value="24" calcext:value-type="float">
            <text:p>24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istea-63d</text:p>
          </table:table-cell>
          <table:table-cell office:value-type="string" calcext:value-type="string">
            <text:p>Cristian Cristea</text:p>
          </table:table-cell>
          <table:table-cell office:value-type="string" calcext:value-type="string">
            <text:p>Romania - CNITV Juniors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6]+[.K176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agoie-ce6</text:p>
          </table:table-cell>
          <table:table-cell office:value-type="string" calcext:value-type="string">
            <text:p>Maria Neagoie</text:p>
          </table:table-cell>
          <table:table-cell office:value-type="string" calcext:value-type="string">
            <text:p>Romania - CNITV Juniors 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7]+[.K177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yanyk-b3c</text:p>
          </table:table-cell>
          <table:table-cell office:value-type="string" calcext:value-type="string">
            <text:p>Olha Volyanyk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8]+[.K178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an-a00</text:p>
          </table:table-cell>
          <table:table-cell office:value-type="string" calcext:value-type="string">
            <text:p>Teodor Bălan</text:p>
          </table:table-cell>
          <table:table-cell office:value-type="string" calcext:value-type="string">
            <text:p>Romania - CNITV Juniors 2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79]+[.K179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ev-14b</text:p>
          </table:table-cell>
          <table:table-cell office:value-type="string" calcext:value-type="string">
            <text:p>Teodor Totev</text:p>
          </table:table-cell>
          <table:table-cell office:value-type="string" calcext:value-type="string">
            <text:p>Bulgaria - Sofia 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80]+[.K180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lobrovyj-f16</text:p>
          </table:table-cell>
          <table:table-cell office:value-type="string" calcext:value-type="string">
            <text:p>Vadym Bilobrovyj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81]+[.K181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uzminska-6e2</text:p>
          </table:table-cell>
          <table:table-cell office:value-type="string" calcext:value-type="string">
            <text:p>Vira Kuzminska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2" calcext:value-type="float">
            <text:p>22.00</text:p>
          </table:table-cell>
          <table:table-cell table:formula="of:=[.G182]+[.K182]" office:value-type="float" office:value="22" calcext:value-type="float">
            <text:p>2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mitrova-98a</text:p>
          </table:table-cell>
          <table:table-cell office:value-type="string" calcext:value-type="string">
            <text:p>Niya Dimitrova</text:p>
          </table:table-cell>
          <table:table-cell office:value-type="string" calcext:value-type="string">
            <text:p>Bulgaria - Varna &amp; Shumen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2" office:value-type="float" office:value="11" calcext:value-type="float">
            <text:p>11.00</text:p>
          </table:table-cell>
          <table:table-cell table:formula="of:=[.G183]+[.K183]" office:value-type="float" office:value="11" calcext:value-type="float">
            <text:p>11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nov-20f</text:p>
          </table:table-cell>
          <table:table-cell office:value-type="string" calcext:value-type="string">
            <text:p>Martin Marinov</text:p>
          </table:table-cell>
          <table:table-cell office:value-type="string" calcext:value-type="string">
            <text:p>Bulgaria - Veliko Tarnovo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" calcext:value-type="float">
            <text:p>7.00</text:p>
          </table:table-cell>
          <table:table-cell table:number-columns-repeated="4" office:value-type="float" office:value="0" calcext:value-type="float">
            <text:p>0.00</text:p>
          </table:table-cell>
          <table:table-cell table:formula="of:=[.G184]+[.K184]" office:value-type="float" office:value="7" calcext:value-type="float">
            <text:p>7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gopoulos-f86</text:p>
          </table:table-cell>
          <table:table-cell office:value-type="string" calcext:value-type="string">
            <text:p>Anastasios Panagopoulos</text:p>
          </table:table-cell>
          <table:table-cell office:value-type="string" calcext:value-type="string">
            <text:p>Greece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5]+[.K185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tkova-c29</text:p>
          </table:table-cell>
          <table:table-cell office:value-type="string" calcext:value-type="string">
            <text:p>Elitsa Yotkova</text:p>
          </table:table-cell>
          <table:table-cell office:value-type="string" calcext:value-type="string">
            <text:p>Bulgaria - Veliko Tarnovo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6]+[.K186]" office:value-type="float" office:value="0" calcext:value-type="float">
            <text:p>0.00</text:p>
          </table:table-cell>
          <table:table-cell table:style-name="ce113"/>
          <table:table-cell table:number-columns-repeated="1011"/>
        </table:table-row>
        <table:table-row table:style-name="ro1">
          <table:table-cell office:value-type="string" calcext:value-type="string">
            <text:p>shalgi-4b2</text:p>
          </table:table-cell>
          <table:table-cell office:value-type="string" calcext:value-type="string">
            <text:p>Guy Shalgi</text:p>
          </table:table-cell>
          <table:table-cell office:value-type="string" calcext:value-type="string">
            <text:p>Israel - Team KISG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7]+[.K187]" office:value-type="float" office:value="0" calcext:value-type="float">
            <text:p>0.00</text:p>
          </table:table-cell>
          <table:table-cell table:style-name="ce114"/>
          <table:table-cell table:number-columns-repeated="1011"/>
        </table:table-row>
        <table:table-row table:style-name="ro1">
          <table:table-cell office:value-type="string" calcext:value-type="string">
            <text:p>cohen-6dd</text:p>
          </table:table-cell>
          <table:table-cell office:value-type="string" calcext:value-type="string">
            <text:p>Liav Cohen</text:p>
          </table:table-cell>
          <table:table-cell office:value-type="string" calcext:value-type="string">
            <text:p>Israel - Team CELP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8]+[.K188]" office:value-type="float" office:value="0" calcext:value-type="float">
            <text:p>0.00</text:p>
          </table:table-cell>
          <table:table-cell table:style-name="ce115"/>
          <table:table-cell table:number-columns-repeated="1011"/>
        </table:table-row>
        <table:table-row table:style-name="ro1">
          <table:table-cell office:value-type="string" calcext:value-type="string">
            <text:p>angelov-d32</text:p>
          </table:table-cell>
          <table:table-cell office:value-type="string" calcext:value-type="string">
            <text:p>Martin Angelov</text:p>
          </table:table-cell>
          <table:table-cell office:value-type="string" calcext:value-type="string">
            <text:p>Bulgaria - Varna &amp; Shumen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89]+[.K189]" office:value-type="float" office:value="0" calcext:value-type="float">
            <text:p>0.00</text:p>
          </table:table-cell>
          <table:table-cell table:style-name="ce116"/>
          <table:table-cell table:number-columns-repeated="1011"/>
        </table:table-row>
        <table:table-row table:style-name="ro1">
          <table:table-cell office:value-type="string" calcext:value-type="string">
            <text:p>chekardov-035</text:p>
          </table:table-cell>
          <table:table-cell office:value-type="string" calcext:value-type="string">
            <text:p>Micha Chekardov</text:p>
          </table:table-cell>
          <table:table-cell office:value-type="string" calcext:value-type="string">
            <text:p>Russia - Tatarstan 4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0]+[.K190]" office:value-type="float" office:value="0" calcext:value-type="float">
            <text:p>0.00</text:p>
          </table:table-cell>
          <table:table-cell table:style-name="ce117"/>
          <table:table-cell table:number-columns-repeated="1011"/>
        </table:table-row>
        <table:table-row table:style-name="ro1">
          <table:table-cell office:value-type="string" calcext:value-type="string">
            <text:p>idiriz-4a0</text:p>
          </table:table-cell>
          <table:table-cell office:value-type="string" calcext:value-type="string">
            <text:p>Nermin Idiriz</text:p>
          </table:table-cell>
          <table:table-cell office:value-type="string" calcext:value-type="string">
            <text:p>Bulgaria - Varna &amp; Shumen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1]+[.K191]" office:value-type="float" office:value="0" calcext:value-type="float">
            <text:p>0.00</text:p>
          </table:table-cell>
          <table:table-cell table:style-name="ce118"/>
          <table:table-cell table:number-columns-repeated="1011"/>
        </table:table-row>
        <table:table-row table:style-name="ro1">
          <table:table-cell office:value-type="string" calcext:value-type="string">
            <text:p>chatzimichos-cc5</text:p>
          </table:table-cell>
          <table:table-cell office:value-type="string" calcext:value-type="string">
            <text:p>Panagiotis Chatzimichos</text:p>
          </table:table-cell>
          <table:table-cell office:value-type="string" calcext:value-type="string">
            <text:p>Greece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2]+[.K192]" office:value-type="float" office:value="0" calcext:value-type="float">
            <text:p>0.00</text:p>
          </table:table-cell>
          <table:table-cell table:style-name="ce119"/>
          <table:table-cell table:number-columns-repeated="1011"/>
        </table:table-row>
        <table:table-row table:style-name="ro1">
          <table:table-cell office:value-type="string" calcext:value-type="string">
            <text:p>vitorac-4d8</text:p>
          </table:table-cell>
          <table:table-cell office:value-type="string" calcext:value-type="string">
            <text:p>Petar Vitorac</text:p>
          </table:table-cell>
          <table:table-cell office:value-type="string" calcext:value-type="string">
            <text:p>Belgium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3]+[.K193]" office:value-type="float" office:value="0" calcext:value-type="float">
            <text:p>0.00</text:p>
          </table:table-cell>
          <table:table-cell table:style-name="ce120"/>
          <table:table-cell table:number-columns-repeated="1011"/>
        </table:table-row>
        <table:table-row table:style-name="ro1">
          <table:table-cell office:value-type="string" calcext:value-type="string">
            <text:p>popa-273</text:p>
          </table:table-cell>
          <table:table-cell office:value-type="string" calcext:value-type="string">
            <text:p>Rareș-Teodor Popa</text:p>
          </table:table-cell>
          <table:table-cell office:value-type="string" calcext:value-type="string">
            <text:p>Romania - Craiova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4]+[.K194]" office:value-type="float" office:value="0" calcext:value-type="float">
            <text:p>0.00</text:p>
          </table:table-cell>
          <table:table-cell table:style-name="ce121"/>
          <table:table-cell table:number-columns-repeated="1011"/>
        </table:table-row>
        <table:table-row table:style-name="ro1">
          <table:table-cell office:value-type="string" calcext:value-type="string">
            <text:p>peer-2c3</text:p>
          </table:table-cell>
          <table:table-cell office:value-type="string" calcext:value-type="string">
            <text:p>Tamar Peer</text:p>
          </table:table-cell>
          <table:table-cell office:value-type="string" calcext:value-type="string">
            <text:p>Israel - Team CELP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5]+[.K195]" office:value-type="float" office:value="0" calcext:value-type="float">
            <text:p>0.00</text:p>
          </table:table-cell>
          <table:table-cell table:style-name="ce122"/>
          <table:table-cell table:number-columns-repeated="1011"/>
        </table:table-row>
        <table:table-row table:style-name="ro1">
          <table:table-cell office:value-type="string" calcext:value-type="string">
            <text:p>gerova-c87</text:p>
          </table:table-cell>
          <table:table-cell office:value-type="string" calcext:value-type="string">
            <text:p>Trayana Gerova</text:p>
          </table:table-cell>
          <table:table-cell office:value-type="string" calcext:value-type="string">
            <text:p>Bulgaria - Shumen 2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6]+[.K196]" office:value-type="float" office:value="0" calcext:value-type="float">
            <text:p>0.00</text:p>
          </table:table-cell>
          <table:table-cell table:style-name="ce123"/>
          <table:table-cell table:number-columns-repeated="1011"/>
        </table:table-row>
        <table:table-row table:style-name="ro1">
          <table:table-cell office:value-type="string" calcext:value-type="string">
            <text:p>nagibin-4c8</text:p>
          </table:table-cell>
          <table:table-cell office:value-type="string" calcext:value-type="string">
            <text:p>Vsevolod Nagibin</text:p>
          </table:table-cell>
          <table:table-cell office:value-type="string" calcext:value-type="string">
            <text:p>Russia 2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7]+[.K197]" office:value-type="float" office:value="0" calcext:value-type="float">
            <text:p>0.00</text:p>
          </table:table-cell>
          <table:table-cell table:style-name="ce124"/>
          <table:table-cell table:number-columns-repeated="1011"/>
        </table:table-row>
        <table:table-row table:style-name="ro1">
          <table:table-cell office:value-type="string" calcext:value-type="string">
            <text:p>katz-1bf</text:p>
          </table:table-cell>
          <table:table-cell office:value-type="string" calcext:value-type="string">
            <text:p>Yoav Katz</text:p>
          </table:table-cell>
          <table:table-cell office:value-type="string" calcext:value-type="string">
            <text:p>Israel - Team KISG</text:p>
          </table:table-cell>
          <table:table-cell table:number-columns-repeated="8" office:value-type="float" office:value="0" calcext:value-type="float">
            <text:p>0.00</text:p>
          </table:table-cell>
          <table:table-cell table:formula="of:=[.G198]+[.K198]" office:value-type="float" office:value="0" calcext:value-type="float">
            <text:p>0.00</text:p>
          </table:table-cell>
          <table:table-cell table:style-name="ce125"/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nal Standings'.A19:'Final Standings'.AMJ19 'Final Standings'.A1:'Final Standings'.L18 'Final Standings'.N2:'Final Standings'.AMJ18 'Final Standings'.A53:'Final Standings'.AMJ54 'Final Standings'.A20:'Final Standings'.L52 'Final Standings'.N20:'Final Standings'.AMJ52 'Final Standings'.A55:'Final Standings'.L102 'Final Standings'.N55:'Final Standings'.AMJ102 'Final Standings'.A103:'Final Standings'.AMJ185 'Final Standings'.A199:'Final Standings'.AMJ1048576 'Final Standings'.A186:'Final Standings'.L198 'Final Standings'.N186:'Final Standings'.AMJ198 'Final Standings'.M1:'Final Standings'.AMJ1">
            <calcext:condition calcext:apply-style-name="gri" calcext:value="formula-is(ISODD(ROW()))" calcext:base-cell-address="'Final Standings'.A1"/>
          </calcext:conditional-format>
          <calcext:conditional-format calcext:target-range-address="'Final Standings'.M2:'Final Standings'.M2">
            <calcext:condition calcext:apply-style-name="gri" calcext:value="formula-is(ISODD(ROW()))" calcext:base-cell-address="'Final Standings'.M2"/>
          </calcext:conditional-format>
          <calcext:conditional-format calcext:target-range-address="'Final Standings'.M3:'Final Standings'.M3">
            <calcext:condition calcext:apply-style-name="gri" calcext:value="formula-is(ISODD(ROW()))" calcext:base-cell-address="'Final Standings'.M3"/>
          </calcext:conditional-format>
          <calcext:conditional-format calcext:target-range-address="'Final Standings'.M4:'Final Standings'.M4">
            <calcext:condition calcext:apply-style-name="gri" calcext:value="formula-is(ISODD(ROW()))" calcext:base-cell-address="'Final Standings'.M4"/>
          </calcext:conditional-format>
          <calcext:conditional-format calcext:target-range-address="'Final Standings'.M5:'Final Standings'.M5">
            <calcext:condition calcext:apply-style-name="gri" calcext:value="formula-is(ISODD(ROW()))" calcext:base-cell-address="'Final Standings'.M5"/>
          </calcext:conditional-format>
          <calcext:conditional-format calcext:target-range-address="'Final Standings'.M6:'Final Standings'.M6">
            <calcext:condition calcext:apply-style-name="gri" calcext:value="formula-is(ISODD(ROW()))" calcext:base-cell-address="'Final Standings'.M6"/>
          </calcext:conditional-format>
          <calcext:conditional-format calcext:target-range-address="'Final Standings'.M7:'Final Standings'.M7">
            <calcext:condition calcext:apply-style-name="gri" calcext:value="formula-is(ISODD(ROW()))" calcext:base-cell-address="'Final Standings'.M7"/>
          </calcext:conditional-format>
          <calcext:conditional-format calcext:target-range-address="'Final Standings'.M8:'Final Standings'.M8">
            <calcext:condition calcext:apply-style-name="gri" calcext:value="formula-is(ISODD(ROW()))" calcext:base-cell-address="'Final Standings'.M8"/>
          </calcext:conditional-format>
          <calcext:conditional-format calcext:target-range-address="'Final Standings'.M9:'Final Standings'.M9">
            <calcext:condition calcext:apply-style-name="gri" calcext:value="formula-is(ISODD(ROW()))" calcext:base-cell-address="'Final Standings'.M9"/>
          </calcext:conditional-format>
          <calcext:conditional-format calcext:target-range-address="'Final Standings'.M10:'Final Standings'.M10">
            <calcext:condition calcext:apply-style-name="gri" calcext:value="formula-is(ISODD(ROW()))" calcext:base-cell-address="'Final Standings'.M10"/>
          </calcext:conditional-format>
          <calcext:conditional-format calcext:target-range-address="'Final Standings'.M11:'Final Standings'.M11">
            <calcext:condition calcext:apply-style-name="gri" calcext:value="formula-is(ISODD(ROW()))" calcext:base-cell-address="'Final Standings'.M11"/>
          </calcext:conditional-format>
          <calcext:conditional-format calcext:target-range-address="'Final Standings'.M12:'Final Standings'.M12">
            <calcext:condition calcext:apply-style-name="gri" calcext:value="formula-is(ISODD(ROW()))" calcext:base-cell-address="'Final Standings'.M12"/>
          </calcext:conditional-format>
          <calcext:conditional-format calcext:target-range-address="'Final Standings'.M13:'Final Standings'.M13">
            <calcext:condition calcext:apply-style-name="gri" calcext:value="formula-is(ISODD(ROW()))" calcext:base-cell-address="'Final Standings'.M13"/>
          </calcext:conditional-format>
          <calcext:conditional-format calcext:target-range-address="'Final Standings'.M14:'Final Standings'.M14">
            <calcext:condition calcext:apply-style-name="gri" calcext:value="formula-is(ISODD(ROW()))" calcext:base-cell-address="'Final Standings'.M14"/>
          </calcext:conditional-format>
          <calcext:conditional-format calcext:target-range-address="'Final Standings'.M15:'Final Standings'.M15">
            <calcext:condition calcext:apply-style-name="gri" calcext:value="formula-is(ISODD(ROW()))" calcext:base-cell-address="'Final Standings'.M15"/>
          </calcext:conditional-format>
          <calcext:conditional-format calcext:target-range-address="'Final Standings'.M16:'Final Standings'.M16">
            <calcext:condition calcext:apply-style-name="gri" calcext:value="formula-is(ISODD(ROW()))" calcext:base-cell-address="'Final Standings'.M16"/>
          </calcext:conditional-format>
          <calcext:conditional-format calcext:target-range-address="'Final Standings'.M17:'Final Standings'.M17">
            <calcext:condition calcext:apply-style-name="gri" calcext:value="formula-is(ISODD(ROW()))" calcext:base-cell-address="'Final Standings'.M17"/>
          </calcext:conditional-format>
          <calcext:conditional-format calcext:target-range-address="'Final Standings'.M18:'Final Standings'.M18">
            <calcext:condition calcext:apply-style-name="gri" calcext:value="formula-is(ISODD(ROW()))" calcext:base-cell-address="'Final Standings'.M18"/>
          </calcext:conditional-format>
          <calcext:conditional-format calcext:target-range-address="'Final Standings'.M20:'Final Standings'.M20">
            <calcext:condition calcext:apply-style-name="gri" calcext:value="formula-is(ISODD(ROW()))" calcext:base-cell-address="'Final Standings'.M20"/>
          </calcext:conditional-format>
          <calcext:conditional-format calcext:target-range-address="'Final Standings'.M21:'Final Standings'.M21">
            <calcext:condition calcext:apply-style-name="gri" calcext:value="formula-is(ISODD(ROW()))" calcext:base-cell-address="'Final Standings'.M21"/>
          </calcext:conditional-format>
          <calcext:conditional-format calcext:target-range-address="'Final Standings'.M22:'Final Standings'.M22">
            <calcext:condition calcext:apply-style-name="gri" calcext:value="formula-is(ISODD(ROW()))" calcext:base-cell-address="'Final Standings'.M22"/>
          </calcext:conditional-format>
          <calcext:conditional-format calcext:target-range-address="'Final Standings'.M23:'Final Standings'.M23">
            <calcext:condition calcext:apply-style-name="gri" calcext:value="formula-is(ISODD(ROW()))" calcext:base-cell-address="'Final Standings'.M23"/>
          </calcext:conditional-format>
          <calcext:conditional-format calcext:target-range-address="'Final Standings'.M24:'Final Standings'.M24">
            <calcext:condition calcext:apply-style-name="gri" calcext:value="formula-is(ISODD(ROW()))" calcext:base-cell-address="'Final Standings'.M24"/>
          </calcext:conditional-format>
          <calcext:conditional-format calcext:target-range-address="'Final Standings'.M25:'Final Standings'.M25">
            <calcext:condition calcext:apply-style-name="gri" calcext:value="formula-is(ISODD(ROW()))" calcext:base-cell-address="'Final Standings'.M25"/>
          </calcext:conditional-format>
          <calcext:conditional-format calcext:target-range-address="'Final Standings'.M26:'Final Standings'.M26">
            <calcext:condition calcext:apply-style-name="gri" calcext:value="formula-is(ISODD(ROW()))" calcext:base-cell-address="'Final Standings'.M26"/>
          </calcext:conditional-format>
          <calcext:conditional-format calcext:target-range-address="'Final Standings'.M27:'Final Standings'.M27">
            <calcext:condition calcext:apply-style-name="gri" calcext:value="formula-is(ISODD(ROW()))" calcext:base-cell-address="'Final Standings'.M27"/>
          </calcext:conditional-format>
          <calcext:conditional-format calcext:target-range-address="'Final Standings'.M28:'Final Standings'.M28">
            <calcext:condition calcext:apply-style-name="gri" calcext:value="formula-is(ISODD(ROW()))" calcext:base-cell-address="'Final Standings'.M28"/>
          </calcext:conditional-format>
          <calcext:conditional-format calcext:target-range-address="'Final Standings'.M29:'Final Standings'.M29">
            <calcext:condition calcext:apply-style-name="gri" calcext:value="formula-is(ISODD(ROW()))" calcext:base-cell-address="'Final Standings'.M29"/>
          </calcext:conditional-format>
          <calcext:conditional-format calcext:target-range-address="'Final Standings'.M30:'Final Standings'.M30">
            <calcext:condition calcext:apply-style-name="gri" calcext:value="formula-is(ISODD(ROW()))" calcext:base-cell-address="'Final Standings'.M30"/>
          </calcext:conditional-format>
          <calcext:conditional-format calcext:target-range-address="'Final Standings'.M31:'Final Standings'.M31">
            <calcext:condition calcext:apply-style-name="gri" calcext:value="formula-is(ISODD(ROW()))" calcext:base-cell-address="'Final Standings'.M31"/>
          </calcext:conditional-format>
          <calcext:conditional-format calcext:target-range-address="'Final Standings'.M32:'Final Standings'.M32">
            <calcext:condition calcext:apply-style-name="gri" calcext:value="formula-is(ISODD(ROW()))" calcext:base-cell-address="'Final Standings'.M32"/>
          </calcext:conditional-format>
          <calcext:conditional-format calcext:target-range-address="'Final Standings'.M33:'Final Standings'.M33">
            <calcext:condition calcext:apply-style-name="gri" calcext:value="formula-is(ISODD(ROW()))" calcext:base-cell-address="'Final Standings'.M33"/>
          </calcext:conditional-format>
          <calcext:conditional-format calcext:target-range-address="'Final Standings'.M34:'Final Standings'.M34">
            <calcext:condition calcext:apply-style-name="gri" calcext:value="formula-is(ISODD(ROW()))" calcext:base-cell-address="'Final Standings'.M34"/>
          </calcext:conditional-format>
          <calcext:conditional-format calcext:target-range-address="'Final Standings'.M35:'Final Standings'.M35">
            <calcext:condition calcext:apply-style-name="gri" calcext:value="formula-is(ISODD(ROW()))" calcext:base-cell-address="'Final Standings'.M35"/>
          </calcext:conditional-format>
          <calcext:conditional-format calcext:target-range-address="'Final Standings'.M36:'Final Standings'.M36">
            <calcext:condition calcext:apply-style-name="gri" calcext:value="formula-is(ISODD(ROW()))" calcext:base-cell-address="'Final Standings'.M36"/>
          </calcext:conditional-format>
          <calcext:conditional-format calcext:target-range-address="'Final Standings'.M37:'Final Standings'.M37">
            <calcext:condition calcext:apply-style-name="gri" calcext:value="formula-is(ISODD(ROW()))" calcext:base-cell-address="'Final Standings'.M37"/>
          </calcext:conditional-format>
          <calcext:conditional-format calcext:target-range-address="'Final Standings'.M38:'Final Standings'.M38">
            <calcext:condition calcext:apply-style-name="gri" calcext:value="formula-is(ISODD(ROW()))" calcext:base-cell-address="'Final Standings'.M38"/>
          </calcext:conditional-format>
          <calcext:conditional-format calcext:target-range-address="'Final Standings'.M39:'Final Standings'.M39">
            <calcext:condition calcext:apply-style-name="gri" calcext:value="formula-is(ISODD(ROW()))" calcext:base-cell-address="'Final Standings'.M39"/>
          </calcext:conditional-format>
          <calcext:conditional-format calcext:target-range-address="'Final Standings'.M40:'Final Standings'.M40">
            <calcext:condition calcext:apply-style-name="gri" calcext:value="formula-is(ISODD(ROW()))" calcext:base-cell-address="'Final Standings'.M40"/>
          </calcext:conditional-format>
          <calcext:conditional-format calcext:target-range-address="'Final Standings'.M41:'Final Standings'.M41">
            <calcext:condition calcext:apply-style-name="gri" calcext:value="formula-is(ISODD(ROW()))" calcext:base-cell-address="'Final Standings'.M41"/>
          </calcext:conditional-format>
          <calcext:conditional-format calcext:target-range-address="'Final Standings'.M42:'Final Standings'.M42">
            <calcext:condition calcext:apply-style-name="gri" calcext:value="formula-is(ISODD(ROW()))" calcext:base-cell-address="'Final Standings'.M42"/>
          </calcext:conditional-format>
          <calcext:conditional-format calcext:target-range-address="'Final Standings'.M43:'Final Standings'.M43">
            <calcext:condition calcext:apply-style-name="gri" calcext:value="formula-is(ISODD(ROW()))" calcext:base-cell-address="'Final Standings'.M43"/>
          </calcext:conditional-format>
          <calcext:conditional-format calcext:target-range-address="'Final Standings'.M44:'Final Standings'.M44">
            <calcext:condition calcext:apply-style-name="gri" calcext:value="formula-is(ISODD(ROW()))" calcext:base-cell-address="'Final Standings'.M44"/>
          </calcext:conditional-format>
          <calcext:conditional-format calcext:target-range-address="'Final Standings'.M45:'Final Standings'.M45">
            <calcext:condition calcext:apply-style-name="gri" calcext:value="formula-is(ISODD(ROW()))" calcext:base-cell-address="'Final Standings'.M45"/>
          </calcext:conditional-format>
          <calcext:conditional-format calcext:target-range-address="'Final Standings'.M46:'Final Standings'.M46">
            <calcext:condition calcext:apply-style-name="gri" calcext:value="formula-is(ISODD(ROW()))" calcext:base-cell-address="'Final Standings'.M46"/>
          </calcext:conditional-format>
          <calcext:conditional-format calcext:target-range-address="'Final Standings'.M47:'Final Standings'.M47">
            <calcext:condition calcext:apply-style-name="gri" calcext:value="formula-is(ISODD(ROW()))" calcext:base-cell-address="'Final Standings'.M47"/>
          </calcext:conditional-format>
          <calcext:conditional-format calcext:target-range-address="'Final Standings'.M48:'Final Standings'.M48">
            <calcext:condition calcext:apply-style-name="gri" calcext:value="formula-is(ISODD(ROW()))" calcext:base-cell-address="'Final Standings'.M48"/>
          </calcext:conditional-format>
          <calcext:conditional-format calcext:target-range-address="'Final Standings'.M49:'Final Standings'.M49">
            <calcext:condition calcext:apply-style-name="gri" calcext:value="formula-is(ISODD(ROW()))" calcext:base-cell-address="'Final Standings'.M49"/>
          </calcext:conditional-format>
          <calcext:conditional-format calcext:target-range-address="'Final Standings'.M50:'Final Standings'.M50">
            <calcext:condition calcext:apply-style-name="gri" calcext:value="formula-is(ISODD(ROW()))" calcext:base-cell-address="'Final Standings'.M50"/>
          </calcext:conditional-format>
          <calcext:conditional-format calcext:target-range-address="'Final Standings'.M51:'Final Standings'.M51">
            <calcext:condition calcext:apply-style-name="gri" calcext:value="formula-is(ISODD(ROW()))" calcext:base-cell-address="'Final Standings'.M51"/>
          </calcext:conditional-format>
          <calcext:conditional-format calcext:target-range-address="'Final Standings'.M52:'Final Standings'.M52">
            <calcext:condition calcext:apply-style-name="gri" calcext:value="formula-is(ISODD(ROW()))" calcext:base-cell-address="'Final Standings'.M52"/>
          </calcext:conditional-format>
          <calcext:conditional-format calcext:target-range-address="'Final Standings'.M55:'Final Standings'.M55">
            <calcext:condition calcext:apply-style-name="gri" calcext:value="formula-is(ISODD(ROW()))" calcext:base-cell-address="'Final Standings'.M55"/>
          </calcext:conditional-format>
          <calcext:conditional-format calcext:target-range-address="'Final Standings'.M56:'Final Standings'.M56">
            <calcext:condition calcext:apply-style-name="gri" calcext:value="formula-is(ISODD(ROW()))" calcext:base-cell-address="'Final Standings'.M56"/>
          </calcext:conditional-format>
          <calcext:conditional-format calcext:target-range-address="'Final Standings'.M57:'Final Standings'.M57">
            <calcext:condition calcext:apply-style-name="gri" calcext:value="formula-is(ISODD(ROW()))" calcext:base-cell-address="'Final Standings'.M57"/>
          </calcext:conditional-format>
          <calcext:conditional-format calcext:target-range-address="'Final Standings'.M58:'Final Standings'.M58">
            <calcext:condition calcext:apply-style-name="gri" calcext:value="formula-is(ISODD(ROW()))" calcext:base-cell-address="'Final Standings'.M58"/>
          </calcext:conditional-format>
          <calcext:conditional-format calcext:target-range-address="'Final Standings'.M59:'Final Standings'.M59">
            <calcext:condition calcext:apply-style-name="gri" calcext:value="formula-is(ISODD(ROW()))" calcext:base-cell-address="'Final Standings'.M59"/>
          </calcext:conditional-format>
          <calcext:conditional-format calcext:target-range-address="'Final Standings'.M60:'Final Standings'.M60">
            <calcext:condition calcext:apply-style-name="gri" calcext:value="formula-is(ISODD(ROW()))" calcext:base-cell-address="'Final Standings'.M60"/>
          </calcext:conditional-format>
          <calcext:conditional-format calcext:target-range-address="'Final Standings'.M61:'Final Standings'.M61">
            <calcext:condition calcext:apply-style-name="gri" calcext:value="formula-is(ISODD(ROW()))" calcext:base-cell-address="'Final Standings'.M61"/>
          </calcext:conditional-format>
          <calcext:conditional-format calcext:target-range-address="'Final Standings'.M62:'Final Standings'.M62">
            <calcext:condition calcext:apply-style-name="gri" calcext:value="formula-is(ISODD(ROW()))" calcext:base-cell-address="'Final Standings'.M62"/>
          </calcext:conditional-format>
          <calcext:conditional-format calcext:target-range-address="'Final Standings'.M63:'Final Standings'.M63">
            <calcext:condition calcext:apply-style-name="gri" calcext:value="formula-is(ISODD(ROW()))" calcext:base-cell-address="'Final Standings'.M63"/>
          </calcext:conditional-format>
          <calcext:conditional-format calcext:target-range-address="'Final Standings'.M64:'Final Standings'.M64">
            <calcext:condition calcext:apply-style-name="gri" calcext:value="formula-is(ISODD(ROW()))" calcext:base-cell-address="'Final Standings'.M64"/>
          </calcext:conditional-format>
          <calcext:conditional-format calcext:target-range-address="'Final Standings'.M65:'Final Standings'.M65">
            <calcext:condition calcext:apply-style-name="gri" calcext:value="formula-is(ISODD(ROW()))" calcext:base-cell-address="'Final Standings'.M65"/>
          </calcext:conditional-format>
          <calcext:conditional-format calcext:target-range-address="'Final Standings'.M66:'Final Standings'.M66">
            <calcext:condition calcext:apply-style-name="gri" calcext:value="formula-is(ISODD(ROW()))" calcext:base-cell-address="'Final Standings'.M66"/>
          </calcext:conditional-format>
          <calcext:conditional-format calcext:target-range-address="'Final Standings'.M67:'Final Standings'.M67">
            <calcext:condition calcext:apply-style-name="gri" calcext:value="formula-is(ISODD(ROW()))" calcext:base-cell-address="'Final Standings'.M67"/>
          </calcext:conditional-format>
          <calcext:conditional-format calcext:target-range-address="'Final Standings'.M68:'Final Standings'.M68">
            <calcext:condition calcext:apply-style-name="gri" calcext:value="formula-is(ISODD(ROW()))" calcext:base-cell-address="'Final Standings'.M68"/>
          </calcext:conditional-format>
          <calcext:conditional-format calcext:target-range-address="'Final Standings'.M69:'Final Standings'.M69">
            <calcext:condition calcext:apply-style-name="gri" calcext:value="formula-is(ISODD(ROW()))" calcext:base-cell-address="'Final Standings'.M69"/>
          </calcext:conditional-format>
          <calcext:conditional-format calcext:target-range-address="'Final Standings'.M70:'Final Standings'.M70">
            <calcext:condition calcext:apply-style-name="gri" calcext:value="formula-is(ISODD(ROW()))" calcext:base-cell-address="'Final Standings'.M70"/>
          </calcext:conditional-format>
          <calcext:conditional-format calcext:target-range-address="'Final Standings'.M71:'Final Standings'.M71">
            <calcext:condition calcext:apply-style-name="gri" calcext:value="formula-is(ISODD(ROW()))" calcext:base-cell-address="'Final Standings'.M71"/>
          </calcext:conditional-format>
          <calcext:conditional-format calcext:target-range-address="'Final Standings'.M72:'Final Standings'.M72">
            <calcext:condition calcext:apply-style-name="gri" calcext:value="formula-is(ISODD(ROW()))" calcext:base-cell-address="'Final Standings'.M72"/>
          </calcext:conditional-format>
          <calcext:conditional-format calcext:target-range-address="'Final Standings'.M73:'Final Standings'.M73">
            <calcext:condition calcext:apply-style-name="gri" calcext:value="formula-is(ISODD(ROW()))" calcext:base-cell-address="'Final Standings'.M73"/>
          </calcext:conditional-format>
          <calcext:conditional-format calcext:target-range-address="'Final Standings'.M74:'Final Standings'.M74">
            <calcext:condition calcext:apply-style-name="gri" calcext:value="formula-is(ISODD(ROW()))" calcext:base-cell-address="'Final Standings'.M74"/>
          </calcext:conditional-format>
          <calcext:conditional-format calcext:target-range-address="'Final Standings'.M75:'Final Standings'.M75">
            <calcext:condition calcext:apply-style-name="gri" calcext:value="formula-is(ISODD(ROW()))" calcext:base-cell-address="'Final Standings'.M75"/>
          </calcext:conditional-format>
          <calcext:conditional-format calcext:target-range-address="'Final Standings'.M76:'Final Standings'.M76">
            <calcext:condition calcext:apply-style-name="gri" calcext:value="formula-is(ISODD(ROW()))" calcext:base-cell-address="'Final Standings'.M76"/>
          </calcext:conditional-format>
          <calcext:conditional-format calcext:target-range-address="'Final Standings'.M77:'Final Standings'.M77">
            <calcext:condition calcext:apply-style-name="gri" calcext:value="formula-is(ISODD(ROW()))" calcext:base-cell-address="'Final Standings'.M77"/>
          </calcext:conditional-format>
          <calcext:conditional-format calcext:target-range-address="'Final Standings'.M78:'Final Standings'.M78">
            <calcext:condition calcext:apply-style-name="gri" calcext:value="formula-is(ISODD(ROW()))" calcext:base-cell-address="'Final Standings'.M78"/>
          </calcext:conditional-format>
          <calcext:conditional-format calcext:target-range-address="'Final Standings'.M79:'Final Standings'.M79">
            <calcext:condition calcext:apply-style-name="gri" calcext:value="formula-is(ISODD(ROW()))" calcext:base-cell-address="'Final Standings'.M79"/>
          </calcext:conditional-format>
          <calcext:conditional-format calcext:target-range-address="'Final Standings'.M80:'Final Standings'.M80">
            <calcext:condition calcext:apply-style-name="gri" calcext:value="formula-is(ISODD(ROW()))" calcext:base-cell-address="'Final Standings'.M80"/>
          </calcext:conditional-format>
          <calcext:conditional-format calcext:target-range-address="'Final Standings'.M81:'Final Standings'.M81">
            <calcext:condition calcext:apply-style-name="gri" calcext:value="formula-is(ISODD(ROW()))" calcext:base-cell-address="'Final Standings'.M81"/>
          </calcext:conditional-format>
          <calcext:conditional-format calcext:target-range-address="'Final Standings'.M82:'Final Standings'.M82">
            <calcext:condition calcext:apply-style-name="gri" calcext:value="formula-is(ISODD(ROW()))" calcext:base-cell-address="'Final Standings'.M82"/>
          </calcext:conditional-format>
          <calcext:conditional-format calcext:target-range-address="'Final Standings'.M83:'Final Standings'.M83">
            <calcext:condition calcext:apply-style-name="gri" calcext:value="formula-is(ISODD(ROW()))" calcext:base-cell-address="'Final Standings'.M83"/>
          </calcext:conditional-format>
          <calcext:conditional-format calcext:target-range-address="'Final Standings'.M84:'Final Standings'.M84">
            <calcext:condition calcext:apply-style-name="gri" calcext:value="formula-is(ISODD(ROW()))" calcext:base-cell-address="'Final Standings'.M84"/>
          </calcext:conditional-format>
          <calcext:conditional-format calcext:target-range-address="'Final Standings'.M85:'Final Standings'.M85">
            <calcext:condition calcext:apply-style-name="gri" calcext:value="formula-is(ISODD(ROW()))" calcext:base-cell-address="'Final Standings'.M85"/>
          </calcext:conditional-format>
          <calcext:conditional-format calcext:target-range-address="'Final Standings'.M86:'Final Standings'.M86">
            <calcext:condition calcext:apply-style-name="gri" calcext:value="formula-is(ISODD(ROW()))" calcext:base-cell-address="'Final Standings'.M86"/>
          </calcext:conditional-format>
          <calcext:conditional-format calcext:target-range-address="'Final Standings'.M87:'Final Standings'.M87">
            <calcext:condition calcext:apply-style-name="gri" calcext:value="formula-is(ISODD(ROW()))" calcext:base-cell-address="'Final Standings'.M87"/>
          </calcext:conditional-format>
          <calcext:conditional-format calcext:target-range-address="'Final Standings'.M88:'Final Standings'.M88">
            <calcext:condition calcext:apply-style-name="gri" calcext:value="formula-is(ISODD(ROW()))" calcext:base-cell-address="'Final Standings'.M88"/>
          </calcext:conditional-format>
          <calcext:conditional-format calcext:target-range-address="'Final Standings'.M89:'Final Standings'.M89">
            <calcext:condition calcext:apply-style-name="gri" calcext:value="formula-is(ISODD(ROW()))" calcext:base-cell-address="'Final Standings'.M89"/>
          </calcext:conditional-format>
          <calcext:conditional-format calcext:target-range-address="'Final Standings'.M90:'Final Standings'.M90">
            <calcext:condition calcext:apply-style-name="gri" calcext:value="formula-is(ISODD(ROW()))" calcext:base-cell-address="'Final Standings'.M90"/>
          </calcext:conditional-format>
          <calcext:conditional-format calcext:target-range-address="'Final Standings'.M91:'Final Standings'.M91">
            <calcext:condition calcext:apply-style-name="gri" calcext:value="formula-is(ISODD(ROW()))" calcext:base-cell-address="'Final Standings'.M91"/>
          </calcext:conditional-format>
          <calcext:conditional-format calcext:target-range-address="'Final Standings'.M92:'Final Standings'.M92">
            <calcext:condition calcext:apply-style-name="gri" calcext:value="formula-is(ISODD(ROW()))" calcext:base-cell-address="'Final Standings'.M92"/>
          </calcext:conditional-format>
          <calcext:conditional-format calcext:target-range-address="'Final Standings'.M93:'Final Standings'.M93">
            <calcext:condition calcext:apply-style-name="gri" calcext:value="formula-is(ISODD(ROW()))" calcext:base-cell-address="'Final Standings'.M93"/>
          </calcext:conditional-format>
          <calcext:conditional-format calcext:target-range-address="'Final Standings'.M94:'Final Standings'.M94">
            <calcext:condition calcext:apply-style-name="gri" calcext:value="formula-is(ISODD(ROW()))" calcext:base-cell-address="'Final Standings'.M94"/>
          </calcext:conditional-format>
          <calcext:conditional-format calcext:target-range-address="'Final Standings'.M95:'Final Standings'.M95">
            <calcext:condition calcext:apply-style-name="gri" calcext:value="formula-is(ISODD(ROW()))" calcext:base-cell-address="'Final Standings'.M95"/>
          </calcext:conditional-format>
          <calcext:conditional-format calcext:target-range-address="'Final Standings'.M96:'Final Standings'.M96">
            <calcext:condition calcext:apply-style-name="gri" calcext:value="formula-is(ISODD(ROW()))" calcext:base-cell-address="'Final Standings'.M96"/>
          </calcext:conditional-format>
          <calcext:conditional-format calcext:target-range-address="'Final Standings'.M97:'Final Standings'.M97">
            <calcext:condition calcext:apply-style-name="gri" calcext:value="formula-is(ISODD(ROW()))" calcext:base-cell-address="'Final Standings'.M97"/>
          </calcext:conditional-format>
          <calcext:conditional-format calcext:target-range-address="'Final Standings'.M98:'Final Standings'.M98">
            <calcext:condition calcext:apply-style-name="gri" calcext:value="formula-is(ISODD(ROW()))" calcext:base-cell-address="'Final Standings'.M98"/>
          </calcext:conditional-format>
          <calcext:conditional-format calcext:target-range-address="'Final Standings'.M99:'Final Standings'.M99">
            <calcext:condition calcext:apply-style-name="gri" calcext:value="formula-is(ISODD(ROW()))" calcext:base-cell-address="'Final Standings'.M99"/>
          </calcext:conditional-format>
          <calcext:conditional-format calcext:target-range-address="'Final Standings'.M100:'Final Standings'.M100">
            <calcext:condition calcext:apply-style-name="gri" calcext:value="formula-is(ISODD(ROW()))" calcext:base-cell-address="'Final Standings'.M100"/>
          </calcext:conditional-format>
          <calcext:conditional-format calcext:target-range-address="'Final Standings'.M101:'Final Standings'.M101">
            <calcext:condition calcext:apply-style-name="gri" calcext:value="formula-is(ISODD(ROW()))" calcext:base-cell-address="'Final Standings'.M101"/>
          </calcext:conditional-format>
          <calcext:conditional-format calcext:target-range-address="'Final Standings'.M102:'Final Standings'.M102">
            <calcext:condition calcext:apply-style-name="gri" calcext:value="formula-is(ISODD(ROW()))" calcext:base-cell-address="'Final Standings'.M102"/>
          </calcext:conditional-format>
          <calcext:conditional-format calcext:target-range-address="'Final Standings'.M186:'Final Standings'.M186">
            <calcext:condition calcext:apply-style-name="gri" calcext:value="formula-is(ISODD(ROW()))" calcext:base-cell-address="'Final Standings'.M186"/>
          </calcext:conditional-format>
          <calcext:conditional-format calcext:target-range-address="'Final Standings'.M187:'Final Standings'.M187">
            <calcext:condition calcext:apply-style-name="gri" calcext:value="formula-is(ISODD(ROW()))" calcext:base-cell-address="'Final Standings'.M187"/>
          </calcext:conditional-format>
          <calcext:conditional-format calcext:target-range-address="'Final Standings'.M188:'Final Standings'.M188">
            <calcext:condition calcext:apply-style-name="gri" calcext:value="formula-is(ISODD(ROW()))" calcext:base-cell-address="'Final Standings'.M188"/>
          </calcext:conditional-format>
          <calcext:conditional-format calcext:target-range-address="'Final Standings'.M189:'Final Standings'.M189">
            <calcext:condition calcext:apply-style-name="gri" calcext:value="formula-is(ISODD(ROW()))" calcext:base-cell-address="'Final Standings'.M189"/>
          </calcext:conditional-format>
          <calcext:conditional-format calcext:target-range-address="'Final Standings'.M190:'Final Standings'.M190">
            <calcext:condition calcext:apply-style-name="gri" calcext:value="formula-is(ISODD(ROW()))" calcext:base-cell-address="'Final Standings'.M190"/>
          </calcext:conditional-format>
          <calcext:conditional-format calcext:target-range-address="'Final Standings'.M191:'Final Standings'.M191">
            <calcext:condition calcext:apply-style-name="gri" calcext:value="formula-is(ISODD(ROW()))" calcext:base-cell-address="'Final Standings'.M191"/>
          </calcext:conditional-format>
          <calcext:conditional-format calcext:target-range-address="'Final Standings'.M192:'Final Standings'.M192">
            <calcext:condition calcext:apply-style-name="gri" calcext:value="formula-is(ISODD(ROW()))" calcext:base-cell-address="'Final Standings'.M192"/>
          </calcext:conditional-format>
          <calcext:conditional-format calcext:target-range-address="'Final Standings'.M193:'Final Standings'.M193">
            <calcext:condition calcext:apply-style-name="gri" calcext:value="formula-is(ISODD(ROW()))" calcext:base-cell-address="'Final Standings'.M193"/>
          </calcext:conditional-format>
          <calcext:conditional-format calcext:target-range-address="'Final Standings'.M194:'Final Standings'.M194">
            <calcext:condition calcext:apply-style-name="gri" calcext:value="formula-is(ISODD(ROW()))" calcext:base-cell-address="'Final Standings'.M194"/>
          </calcext:conditional-format>
          <calcext:conditional-format calcext:target-range-address="'Final Standings'.M195:'Final Standings'.M195">
            <calcext:condition calcext:apply-style-name="gri" calcext:value="formula-is(ISODD(ROW()))" calcext:base-cell-address="'Final Standings'.M195"/>
          </calcext:conditional-format>
          <calcext:conditional-format calcext:target-range-address="'Final Standings'.M196:'Final Standings'.M196">
            <calcext:condition calcext:apply-style-name="gri" calcext:value="formula-is(ISODD(ROW()))" calcext:base-cell-address="'Final Standings'.M196"/>
          </calcext:conditional-format>
          <calcext:conditional-format calcext:target-range-address="'Final Standings'.M197:'Final Standings'.M197">
            <calcext:condition calcext:apply-style-name="gri" calcext:value="formula-is(ISODD(ROW()))" calcext:base-cell-address="'Final Standings'.M197"/>
          </calcext:conditional-format>
          <calcext:conditional-format calcext:target-range-address="'Final Standings'.M198:'Final Standings'.M198">
            <calcext:condition calcext:apply-style-name="gri" calcext:value="formula-is(ISODD(ROW()))" calcext:base-cell-address="'Final Standings'.M198"/>
          </calcext:conditional-format>
        </calcext:conditional-formats>
      </table:table>
      <table:named-expressions/>
      <table:database-ranges>
        <table:database-range table:name="__Anonymous_Sheet_DB__0" table:target-range-address="'Final Standings'.A1:'Final Standings'.N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1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i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2:09:15.714614974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2-06T22:11:30.961918043</dc:date>
    <meta:editing-duration>PT53M12S</meta:editing-duration>
    <meta:editing-cycles>15</meta:editing-cycles>
    <meta:generator>LibreOffice/7.0.0.3$Linux_X86_64 LibreOffice_project/00$Build-3</meta:generator>
    <dc:title>RMI 2020 - Final Standings</dc:title>
    <meta:document-statistic meta:table-count="1" meta:cell-count="2484" meta:object-count="0"/>
  </office:meta>
</office:document-meta>
</file>